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b7e5a" officeooo:paragraph-rsid="000b7e5a"/>
    </style:style>
    <style:style style:name="P3" style:family="paragraph" style:parent-style-name="Standard">
      <style:text-properties style:font-name="Arial" officeooo:rsid="000b7e5a" officeooo:paragraph-rsid="00114cfc"/>
    </style:style>
    <style:style style:name="P4" style:family="paragraph" style:parent-style-name="Standard">
      <style:text-properties style:font-name="Arial" officeooo:rsid="000b7e5a" officeooo:paragraph-rsid="00117eb0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weight="bold" officeooo:rsid="000b7e5a" officeooo:paragraph-rsid="000b7e5a" style:font-weight-asian="bold" style:font-weight-complex="bold"/>
    </style:style>
    <style:style style:name="P7" style:family="paragraph" style:parent-style-name="Standard">
      <style:text-properties style:font-name="Arial" fo:font-weight="bold" officeooo:rsid="000bdeb5" officeooo:paragraph-rsid="000bdeb5" style:font-weight-asian="bold" style:font-weight-complex="bold"/>
    </style:style>
    <style:style style:name="P8" style:family="paragraph" style:parent-style-name="Standard">
      <style:text-properties style:font-name="Arial" fo:font-weight="bold" officeooo:rsid="000f9586" officeooo:paragraph-rsid="000f9586" style:font-weight-asian="bold" style:font-weight-complex="bold"/>
    </style:style>
    <style:style style:name="P9" style:family="paragraph" style:parent-style-name="Standard">
      <style:text-properties style:font-name="Arial" fo:font-weight="bold" officeooo:rsid="000f9586" officeooo:paragraph-rsid="001108cd" style:font-weight-asian="bold" style:font-weight-complex="bold"/>
    </style:style>
    <style:style style:name="P10" style:family="paragraph" style:parent-style-name="Standard">
      <style:text-properties style:font-name="Arial" fo:font-weight="bold" officeooo:rsid="000f9586" officeooo:paragraph-rsid="00114cfc" style:font-weight-asian="bold" style:font-weight-complex="bold"/>
    </style:style>
    <style:style style:name="P11" style:family="paragraph" style:parent-style-name="Standard">
      <style:text-properties style:font-name="Arial" fo:font-weight="bold" officeooo:rsid="000f9586" officeooo:paragraph-rsid="00117eb0" style:font-weight-asian="bold" style:font-weight-complex="bold"/>
    </style:style>
    <style:style style:name="P12" style:family="paragraph" style:parent-style-name="Standard">
      <style:text-properties style:font-name="Arial" fo:font-weight="bold" officeooo:rsid="0010c3e6" officeooo:paragraph-rsid="0010c3e6" style:font-weight-asian="bold" style:font-weight-complex="bold"/>
    </style:style>
    <style:style style:name="P13" style:family="paragraph" style:parent-style-name="Standard">
      <style:text-properties style:font-name="Arial" fo:font-weight="bold" officeooo:rsid="001108cd" officeooo:paragraph-rsid="001108cd" style:font-weight-asian="bold" style:font-weight-complex="bold"/>
    </style:style>
    <style:style style:name="P14" style:family="paragraph" style:parent-style-name="Standard">
      <style:text-properties style:font-name="Arial" fo:font-weight="bold" officeooo:rsid="001108cd" officeooo:paragraph-rsid="00114cfc" style:font-weight-asian="bold" style:font-weight-complex="bold"/>
    </style:style>
    <style:style style:name="P15" style:family="paragraph" style:parent-style-name="Standard">
      <style:text-properties style:font-name="Arial" fo:font-weight="bold" officeooo:rsid="001108cd" officeooo:paragraph-rsid="00117eb0" style:font-weight-asian="bold" style:font-weight-complex="bold"/>
    </style:style>
    <style:style style:name="P16" style:family="paragraph" style:parent-style-name="Standard">
      <style:text-properties style:font-name="Arial" fo:font-weight="normal" officeooo:rsid="000bdeb5" officeooo:paragraph-rsid="000bdeb5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bdeb5" officeooo:paragraph-rsid="000db3ba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db3ba" officeooo:paragraph-rsid="000db3ba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0f9586" officeooo:paragraph-rsid="000f9586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0f9586" officeooo:paragraph-rsid="001108cd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0f9586" officeooo:paragraph-rsid="00114cfc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0f9586" officeooo:paragraph-rsid="00116dc7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0f9586" officeooo:paragraph-rsid="00117eb0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0f9586" officeooo:paragraph-rsid="00119324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10c3e6" officeooo:paragraph-rsid="0010c3e6" style:font-weight-asian="normal" style:font-weight-complex="normal"/>
    </style:style>
    <style:style style:name="P26" style:family="paragraph" style:parent-style-name="Standard">
      <style:text-properties style:font-name="Arial" officeooo:rsid="000bdeb5" officeooo:paragraph-rsid="000b7e5a"/>
    </style:style>
    <style:style style:name="P27" style:family="paragraph" style:parent-style-name="Standard">
      <style:text-properties style:font-name="Arial" officeooo:rsid="000bdeb5" officeooo:paragraph-rsid="000bdeb5"/>
    </style:style>
    <style:style style:name="P28" style:family="paragraph" style:parent-style-name="Standard">
      <style:text-properties style:font-name="Arial" officeooo:rsid="000bdeb5" officeooo:paragraph-rsid="0012a271"/>
    </style:style>
    <style:style style:name="P29" style:family="paragraph" style:parent-style-name="Standard">
      <style:text-properties style:font-name="Arial" officeooo:rsid="000ddcde" officeooo:paragraph-rsid="000ddcde"/>
    </style:style>
    <style:style style:name="P30" style:family="paragraph" style:parent-style-name="Standard">
      <style:text-properties style:font-name="Arial" officeooo:rsid="000ddcde" officeooo:paragraph-rsid="0010c3e6"/>
    </style:style>
    <style:style style:name="P31" style:family="paragraph" style:parent-style-name="Standard">
      <style:text-properties officeooo:paragraph-rsid="000ddcde"/>
    </style:style>
    <style:style style:name="P32" style:family="paragraph" style:parent-style-name="Standard">
      <style:text-properties officeooo:rsid="000ddcde" officeooo:paragraph-rsid="000ddcde"/>
    </style:style>
    <style:style style:name="P33" style:family="paragraph" style:parent-style-name="Standard">
      <style:text-properties officeooo:paragraph-rsid="000f9586"/>
    </style:style>
    <style:style style:name="P34" style:family="paragraph" style:parent-style-name="Standard">
      <style:text-properties officeooo:paragraph-rsid="0010c3e6"/>
    </style:style>
    <style:style style:name="P35" style:family="paragraph" style:parent-style-name="Standard">
      <style:text-properties officeooo:rsid="0010c3e6" officeooo:paragraph-rsid="0010c3e6"/>
    </style:style>
    <style:style style:name="P36" style:family="paragraph" style:parent-style-name="Standard">
      <style:text-properties officeooo:paragraph-rsid="001108cd"/>
    </style:style>
    <style:style style:name="P37" style:family="paragraph" style:parent-style-name="Standard">
      <style:text-properties officeooo:rsid="001108cd" officeooo:paragraph-rsid="001108cd"/>
    </style:style>
    <style:style style:name="P38" style:family="paragraph" style:parent-style-name="Standard">
      <style:text-properties officeooo:rsid="001108cd" officeooo:paragraph-rsid="00114cfc"/>
    </style:style>
    <style:style style:name="P39" style:family="paragraph" style:parent-style-name="Standard">
      <style:text-properties officeooo:rsid="001108cd" officeooo:paragraph-rsid="00117eb0"/>
    </style:style>
    <style:style style:name="P40" style:family="paragraph" style:parent-style-name="Standard">
      <style:text-properties officeooo:paragraph-rsid="00114cfc"/>
    </style:style>
    <style:style style:name="P41" style:family="paragraph" style:parent-style-name="Standard">
      <style:text-properties officeooo:paragraph-rsid="00117eb0"/>
    </style:style>
    <style:style style:name="P42" style:family="paragraph" style:parent-style-name="Text_20_body">
      <style:text-properties officeooo:paragraph-rsid="000b7e5a"/>
    </style:style>
    <style:style style:name="P43" style:family="paragraph" style:parent-style-name="Text_20_body">
      <style:text-properties style:font-name="Arial" officeooo:rsid="001108cd" officeooo:paragraph-rsid="00117eb0"/>
    </style:style>
    <style:style style:name="P44" style:family="paragraph" style:parent-style-name="Title">
      <style:text-properties style:font-name="Arial" officeooo:rsid="000b7e5a" officeooo:paragraph-rsid="000b7e5a"/>
    </style:style>
    <style:style style:name="P45" style:family="paragraph" style:parent-style-name="Heading_20_1">
      <style:text-properties style:font-name="Arial" officeooo:rsid="000b7e5a" officeooo:paragraph-rsid="000b7e5a"/>
    </style:style>
    <style:style style:name="P46" style:family="paragraph" style:parent-style-name="Heading_20_1">
      <style:text-properties style:font-name="Arial" officeooo:rsid="001108cd" officeooo:paragraph-rsid="001108cd"/>
    </style:style>
    <style:style style:name="P47" style:family="paragraph" style:parent-style-name="Heading_20_1">
      <style:text-properties style:font-name="Arial" officeooo:rsid="001108cd" officeooo:paragraph-rsid="00114cfc"/>
    </style:style>
    <style:style style:name="P48" style:family="paragraph" style:parent-style-name="Heading_20_1">
      <style:text-properties style:font-name="Arial" officeooo:rsid="001108cd" officeooo:paragraph-rsid="00117eb0"/>
    </style:style>
    <style:style style:name="P49" style:family="paragraph" style:parent-style-name="Heading_20_1">
      <style:text-properties officeooo:paragraph-rsid="000f9586"/>
    </style:style>
    <style:style style:name="P50" style:family="paragraph" style:parent-style-name="Heading_20_1">
      <style:text-properties officeooo:paragraph-rsid="00117eb0"/>
    </style:style>
    <style:style style:name="P51" style:family="paragraph" style:parent-style-name="Heading_20_1">
      <style:text-properties style:font-name="Arial" officeooo:rsid="00163b25" officeooo:paragraph-rsid="00163b25"/>
    </style:style>
    <style:style style:name="P52" style:family="paragraph" style:parent-style-name="Heading_20_1">
      <style:text-properties style:font-name="Arial" officeooo:rsid="00175294" officeooo:paragraph-rsid="00175294"/>
    </style:style>
    <style:style style:name="P53" style:family="paragraph" style:parent-style-name="Heading_20_1">
      <style:text-properties style:font-name="Arial" officeooo:rsid="00195ce2" officeooo:paragraph-rsid="00195ce2"/>
    </style:style>
    <style:style style:name="P54" style:family="paragraph" style:parent-style-name="Heading_20_1">
      <style:text-properties style:font-name="Arial" officeooo:rsid="001a0223" officeooo:paragraph-rsid="001a0223"/>
    </style:style>
    <style:style style:name="P55" style:family="paragraph" style:parent-style-name="Heading_20_1">
      <style:text-properties officeooo:paragraph-rsid="001b117a"/>
    </style:style>
    <style:style style:name="P56" style:family="paragraph" style:parent-style-name="Standard">
      <style:text-properties style:font-name="Arial" fo:font-weight="normal" officeooo:rsid="000db3ba" officeooo:paragraph-rsid="00114cfc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0db3ba" officeooo:paragraph-rsid="00117eb0" style:font-weight-asian="normal" style:font-weight-complex="normal"/>
    </style:style>
    <style:style style:name="P58" style:family="paragraph" style:parent-style-name="Standard">
      <style:text-properties style:font-name="Arial" fo:font-weight="normal" officeooo:rsid="000db3ba" officeooo:paragraph-rsid="0016aaed" style:font-weight-asian="normal" style:font-weight-complex="normal"/>
    </style:style>
    <style:style style:name="P59" style:family="paragraph" style:parent-style-name="Standard">
      <style:text-properties style:font-name="Arial" fo:font-weight="normal" officeooo:rsid="000db3ba" officeooo:paragraph-rsid="00175294" style:font-weight-asian="normal" style:font-weight-complex="normal"/>
    </style:style>
    <style:style style:name="P60" style:family="paragraph" style:parent-style-name="Standard">
      <style:text-properties style:font-name="Arial" fo:font-weight="normal" officeooo:rsid="000db3ba" officeooo:paragraph-rsid="001787bf" style:font-weight-asian="normal" style:font-weight-complex="normal"/>
    </style:style>
    <style:style style:name="P61" style:family="paragraph" style:parent-style-name="Standard">
      <style:text-properties style:font-name="Arial" fo:font-weight="normal" officeooo:rsid="000db3ba" officeooo:paragraph-rsid="001a0223" style:font-weight-asian="normal" style:font-weight-complex="normal"/>
    </style:style>
    <style:style style:name="P62" style:family="paragraph" style:parent-style-name="Standard">
      <style:text-properties style:font-name="Arial" fo:font-weight="normal" officeooo:rsid="000db3ba" officeooo:paragraph-rsid="001b117a" style:font-weight-asian="normal" style:font-weight-complex="normal"/>
    </style:style>
    <style:style style:name="P63" style:family="paragraph" style:parent-style-name="Standard">
      <style:text-properties style:font-name="Arial" fo:font-weight="normal" officeooo:rsid="000ddcde" officeooo:paragraph-rsid="0010c3e6" style:font-weight-asian="normal" style:font-weight-complex="normal"/>
    </style:style>
    <style:style style:name="P64" style:family="paragraph" style:parent-style-name="Standard">
      <style:text-properties style:font-name="Arial" fo:font-weight="normal" officeooo:rsid="000ddcde" officeooo:paragraph-rsid="00114cfc" style:font-weight-asian="normal" style:font-weight-complex="normal"/>
    </style:style>
    <style:style style:name="P65" style:family="paragraph" style:parent-style-name="Standard">
      <style:text-properties style:font-name="Arial" fo:font-weight="normal" officeooo:rsid="000ddcde" officeooo:paragraph-rsid="00117eb0" style:font-weight-asian="normal" style:font-weight-complex="normal"/>
    </style:style>
    <style:style style:name="P66" style:family="paragraph" style:parent-style-name="Standard">
      <style:text-properties style:font-name="Arial" fo:font-weight="normal" officeooo:rsid="000ddcde" officeooo:paragraph-rsid="0016aaed" style:font-weight-asian="normal" style:font-weight-complex="normal"/>
    </style:style>
    <style:style style:name="P67" style:family="paragraph" style:parent-style-name="Standard">
      <style:text-properties style:font-name="Arial" fo:font-weight="normal" officeooo:rsid="000ddcde" officeooo:paragraph-rsid="00175294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0ddcde" officeooo:paragraph-rsid="001787bf" style:font-weight-asian="normal" style:font-weight-complex="normal"/>
    </style:style>
    <style:style style:name="P69" style:family="paragraph" style:parent-style-name="Standard">
      <style:text-properties style:font-name="Arial" fo:font-weight="normal" officeooo:rsid="000ddcde" officeooo:paragraph-rsid="001a0223" style:font-weight-asian="normal" style:font-weight-complex="normal"/>
    </style:style>
    <style:style style:name="P70" style:family="paragraph" style:parent-style-name="Standard">
      <style:text-properties style:font-name="Arial" fo:font-weight="normal" officeooo:rsid="000ddcde" officeooo:paragraph-rsid="001b117a" style:font-weight-asian="normal" style:font-weight-complex="normal"/>
    </style:style>
    <style:style style:name="P71" style:family="paragraph" style:parent-style-name="Standard">
      <style:text-properties style:font-name="Arial" fo:font-weight="normal" officeooo:rsid="001108cd" officeooo:paragraph-rsid="001108cd" style:font-weight-asian="normal" style:font-weight-complex="normal"/>
    </style:style>
    <style:style style:name="P72" style:family="paragraph" style:parent-style-name="Standard">
      <style:text-properties style:font-name="Arial" fo:font-weight="normal" officeooo:rsid="000f9586" officeooo:paragraph-rsid="00163b25" style:font-weight-asian="normal" style:font-weight-complex="normal"/>
    </style:style>
    <style:style style:name="P73" style:family="paragraph" style:parent-style-name="Standard">
      <style:text-properties style:font-name="Arial" fo:font-weight="normal" officeooo:rsid="000f9586" officeooo:paragraph-rsid="00175294" style:font-weight-asian="normal" style:font-weight-complex="normal"/>
    </style:style>
    <style:style style:name="P74" style:family="paragraph" style:parent-style-name="Standard">
      <style:text-properties style:font-name="Arial" fo:font-weight="normal" officeooo:rsid="000f9586" officeooo:paragraph-rsid="00195ce2" style:font-weight-asian="normal" style:font-weight-complex="normal"/>
    </style:style>
    <style:style style:name="P75" style:family="paragraph" style:parent-style-name="Standard">
      <style:text-properties style:font-name="Arial" fo:font-weight="normal" officeooo:rsid="000f9586" officeooo:paragraph-rsid="001a0223" style:font-weight-asian="normal" style:font-weight-complex="normal"/>
    </style:style>
    <style:style style:name="P76" style:family="paragraph" style:parent-style-name="Standard">
      <style:text-properties style:font-name="Arial" fo:font-weight="normal" officeooo:rsid="000f9586" officeooo:paragraph-rsid="001b117a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163b25" officeooo:paragraph-rsid="00163b25" style:font-weight-asian="normal" style:font-weight-complex="normal"/>
    </style:style>
    <style:style style:name="P78" style:family="paragraph" style:parent-style-name="Standard">
      <style:text-properties style:font-name="Arial" fo:font-weight="normal" officeooo:rsid="00163b25" officeooo:paragraph-rsid="00175294" style:font-weight-asian="normal" style:font-weight-complex="normal"/>
    </style:style>
    <style:style style:name="P79" style:family="paragraph" style:parent-style-name="Standard">
      <style:text-properties style:font-name="Arial" fo:font-weight="normal" officeooo:rsid="00163b25" officeooo:paragraph-rsid="001a0223" style:font-weight-asian="normal" style:font-weight-complex="normal"/>
    </style:style>
    <style:style style:name="P80" style:family="paragraph" style:parent-style-name="Standard">
      <style:text-properties style:font-name="Arial" fo:font-weight="normal" officeooo:rsid="00163b25" officeooo:paragraph-rsid="001b117a" style:font-weight-asian="normal" style:font-weight-complex="normal"/>
    </style:style>
    <style:style style:name="P81" style:family="paragraph" style:parent-style-name="Standard">
      <style:text-properties style:font-name="Arial" fo:font-weight="normal" officeooo:rsid="0016aaed" officeooo:paragraph-rsid="0016aaed" style:font-weight-asian="normal" style:font-weight-complex="normal"/>
    </style:style>
    <style:style style:name="P82" style:family="paragraph" style:parent-style-name="Standard">
      <style:text-properties style:font-name="Arial" fo:font-weight="normal" officeooo:rsid="0016aaed" officeooo:paragraph-rsid="00175294" style:font-weight-asian="normal" style:font-weight-complex="normal"/>
    </style:style>
    <style:style style:name="P83" style:family="paragraph" style:parent-style-name="Standard">
      <style:text-properties style:font-name="Arial" fo:font-weight="normal" officeooo:rsid="0016aaed" officeooo:paragraph-rsid="001b117a" style:font-weight-asian="normal" style:font-weight-complex="normal"/>
    </style:style>
    <style:style style:name="P84" style:family="paragraph" style:parent-style-name="Standard">
      <style:text-properties style:font-name="Arial" fo:font-weight="normal" officeooo:rsid="00175294" officeooo:paragraph-rsid="00175294" style:font-weight-asian="normal" style:font-weight-complex="normal"/>
    </style:style>
    <style:style style:name="P85" style:family="paragraph" style:parent-style-name="Standard">
      <style:text-properties style:font-name="Arial" fo:font-weight="normal" officeooo:rsid="000bdeb5" officeooo:paragraph-rsid="001787bf" style:font-weight-asian="normal" style:font-weight-complex="normal"/>
    </style:style>
    <style:style style:name="P86" style:family="paragraph" style:parent-style-name="Standard">
      <style:text-properties style:font-name="Arial" fo:font-weight="normal" officeooo:rsid="001a0223" officeooo:paragraph-rsid="001a0223" style:font-weight-asian="normal" style:font-weight-complex="normal"/>
    </style:style>
    <style:style style:name="P87" style:family="paragraph" style:parent-style-name="Standard">
      <style:text-properties style:font-name="Arial" fo:font-weight="normal" officeooo:rsid="001a0223" officeooo:paragraph-rsid="001b117a" style:font-weight-asian="normal" style:font-weight-complex="normal"/>
    </style:style>
    <style:style style:name="P88" style:family="paragraph" style:parent-style-name="Standard">
      <style:text-properties style:font-name="Arial" fo:font-weight="normal" officeooo:rsid="001b117a" officeooo:paragraph-rsid="001b117a" style:font-weight-asian="normal" style:font-weight-complex="normal"/>
    </style:style>
    <style:style style:name="P89" style:family="paragraph" style:parent-style-name="Standard">
      <style:text-properties style:font-name="Arial" fo:font-weight="bold" officeooo:rsid="000f9586" officeooo:paragraph-rsid="000f9586" style:font-weight-asian="bold" style:font-weight-complex="bold"/>
    </style:style>
    <style:style style:name="P90" style:family="paragraph" style:parent-style-name="Standard">
      <style:text-properties style:font-name="Arial" fo:font-weight="bold" officeooo:rsid="000f9586" officeooo:paragraph-rsid="00163b25" style:font-weight-asian="bold" style:font-weight-complex="bold"/>
    </style:style>
    <style:style style:name="P91" style:family="paragraph" style:parent-style-name="Standard">
      <style:text-properties style:font-name="Arial" fo:font-weight="bold" officeooo:rsid="000f9586" officeooo:paragraph-rsid="00175294" style:font-weight-asian="bold" style:font-weight-complex="bold"/>
    </style:style>
    <style:style style:name="P92" style:family="paragraph" style:parent-style-name="Standard">
      <style:text-properties style:font-name="Arial" fo:font-weight="bold" officeooo:rsid="000f9586" officeooo:paragraph-rsid="001a0223" style:font-weight-asian="bold" style:font-weight-complex="bold"/>
    </style:style>
    <style:style style:name="P93" style:family="paragraph" style:parent-style-name="Standard">
      <style:text-properties style:font-name="Arial" fo:font-weight="bold" officeooo:rsid="000f9586" officeooo:paragraph-rsid="001b117a" style:font-weight-asian="bold" style:font-weight-complex="bold"/>
    </style:style>
    <style:style style:name="P94" style:family="paragraph" style:parent-style-name="Standard">
      <style:text-properties style:font-name="Arial" fo:font-weight="bold" officeooo:rsid="001108cd" officeooo:paragraph-rsid="001108cd" style:font-weight-asian="bold" style:font-weight-complex="bold"/>
    </style:style>
    <style:style style:name="P95" style:family="paragraph" style:parent-style-name="Standard">
      <style:text-properties style:font-name="Arial" fo:font-weight="bold" officeooo:rsid="001108cd" officeooo:paragraph-rsid="00175294" style:font-weight-asian="bold" style:font-weight-complex="bold"/>
    </style:style>
    <style:style style:name="P96" style:family="paragraph" style:parent-style-name="Standard">
      <style:text-properties style:font-name="Arial" fo:font-weight="bold" officeooo:rsid="001108cd" officeooo:paragraph-rsid="001a0223" style:font-weight-asian="bold" style:font-weight-complex="bold"/>
    </style:style>
    <style:style style:name="P97" style:family="paragraph" style:parent-style-name="Standard">
      <style:text-properties style:font-name="Arial" fo:font-weight="bold" officeooo:rsid="001cb2a3" officeooo:paragraph-rsid="001cb2a3" style:font-weight-asian="bold" style:font-weight-complex="bold"/>
    </style:style>
    <style:style style:name="P98" style:family="paragraph" style:parent-style-name="Standard">
      <style:text-properties style:font-name="Arial" officeooo:rsid="001108cd" officeooo:paragraph-rsid="00117eb0"/>
    </style:style>
    <style:style style:name="P99" style:family="paragraph" style:parent-style-name="Standard">
      <style:text-properties style:font-name="Arial" officeooo:rsid="000f9586" officeooo:paragraph-rsid="001787bf"/>
    </style:style>
    <style:style style:name="P100" style:family="paragraph" style:parent-style-name="Standard">
      <style:text-properties style:font-name="Arial" officeooo:rsid="000f9586" officeooo:paragraph-rsid="00195ce2"/>
    </style:style>
    <style:style style:name="P101" style:family="paragraph" style:parent-style-name="Standard">
      <style:text-properties style:font-name="Arial" officeooo:rsid="000f9586" officeooo:paragraph-rsid="001a0223"/>
    </style:style>
    <style:style style:name="P102" style:family="paragraph" style:parent-style-name="Standard">
      <style:text-properties style:font-name="Arial" officeooo:rsid="000f9586" officeooo:paragraph-rsid="001b117a"/>
    </style:style>
    <style:style style:name="P103" style:family="paragraph" style:parent-style-name="Standard">
      <style:text-properties style:font-name="Arial" officeooo:rsid="000bdeb5" officeooo:paragraph-rsid="0012a271"/>
    </style:style>
    <style:style style:name="P104" style:family="paragraph" style:parent-style-name="Standard">
      <style:text-properties style:font-name="Arial" officeooo:rsid="000bdeb5" officeooo:paragraph-rsid="000bdeb5"/>
    </style:style>
    <style:style style:name="P105" style:family="paragraph" style:parent-style-name="Standard">
      <style:text-properties style:font-name="Arial" officeooo:rsid="000bdeb5" officeooo:paragraph-rsid="001a0223"/>
    </style:style>
    <style:style style:name="P106" style:family="paragraph" style:parent-style-name="Standard">
      <style:text-properties style:font-name="Arial" officeooo:rsid="000b7e5a" officeooo:paragraph-rsid="000b7e5a"/>
    </style:style>
    <style:style style:name="P107" style:family="paragraph" style:parent-style-name="Standard">
      <style:text-properties style:font-name="Arial" officeooo:rsid="000ddcde" officeooo:paragraph-rsid="001a0223"/>
    </style:style>
    <style:style style:name="P108" style:family="paragraph" style:parent-style-name="Standard">
      <style:text-properties style:font-name="Arial" officeooo:rsid="000db3ba" officeooo:paragraph-rsid="001b117a"/>
    </style:style>
    <style:style style:name="P109" style:family="paragraph" style:parent-style-name="Standard">
      <style:text-properties style:font-name="Arial" fo:font-weight="bold" style:font-weight-asian="bold" style:font-weight-complex="bold"/>
    </style:style>
    <style:style style:name="P110" style:family="paragraph" style:parent-style-name="Standard">
      <style:text-properties style:font-name="Arial" fo:font-weight="bold" officeooo:rsid="00163b25" officeooo:paragraph-rsid="00163b25" style:font-weight-asian="bold" style:font-weight-complex="bold"/>
    </style:style>
    <style:style style:name="P111" style:family="paragraph" style:parent-style-name="Standard">
      <style:text-properties style:font-name="Arial" fo:font-weight="bold" officeooo:rsid="00163b25" officeooo:paragraph-rsid="001b117a" style:font-weight-asian="bold" style:font-weight-complex="bold"/>
    </style:style>
    <style:style style:name="P112" style:family="paragraph" style:parent-style-name="Standard">
      <style:text-properties style:font-name="Arial" fo:font-weight="bold" officeooo:rsid="00175294" officeooo:paragraph-rsid="00175294" style:font-weight-asian="bold" style:font-weight-complex="bold"/>
    </style:style>
    <style:style style:name="P113" style:family="paragraph" style:parent-style-name="Standard">
      <style:text-properties style:font-name="Arial" fo:font-weight="bold" officeooo:rsid="00195ce2" officeooo:paragraph-rsid="00195ce2" style:font-weight-asian="bold" style:font-weight-complex="bold"/>
    </style:style>
    <style:style style:name="P114" style:family="paragraph" style:parent-style-name="Standard">
      <style:text-properties style:font-name="Arial" fo:font-weight="bold" officeooo:rsid="001a0223" officeooo:paragraph-rsid="001a0223" style:font-weight-asian="bold" style:font-weight-complex="bold"/>
    </style:style>
    <style:style style:name="P115" style:family="paragraph" style:parent-style-name="Standard">
      <style:text-properties style:font-name="Arial" fo:font-weight="bold" officeooo:rsid="001b117a" officeooo:paragraph-rsid="001b117a" style:font-weight-asian="bold" style:font-weight-complex="bold"/>
    </style:style>
    <style:style style:name="P116" style:family="paragraph" style:parent-style-name="Standard">
      <style:text-properties style:font-name="Arial" fo:font-weight="normal" officeooo:rsid="00163b25" officeooo:paragraph-rsid="00163b25" style:font-weight-asian="normal" style:font-weight-complex="normal"/>
    </style:style>
    <style:style style:name="P117" style:family="paragraph" style:parent-style-name="Standard">
      <style:text-properties style:font-name="Arial" fo:font-weight="normal" officeooo:rsid="00175294" officeooo:paragraph-rsid="00175294" style:font-weight-asian="normal" style:font-weight-complex="normal"/>
    </style:style>
    <style:style style:name="P118" style:family="paragraph" style:parent-style-name="Standard">
      <style:text-properties style:font-name="Arial" fo:font-weight="normal" officeooo:rsid="00195ce2" officeooo:paragraph-rsid="00195ce2" style:font-weight-asian="normal" style:font-weight-complex="normal"/>
    </style:style>
    <style:style style:name="P119" style:family="paragraph" style:parent-style-name="Standard">
      <style:text-properties style:font-name="Arial" fo:font-weight="normal" officeooo:rsid="00195ce2" officeooo:paragraph-rsid="001a0223" style:font-weight-asian="normal" style:font-weight-complex="normal"/>
    </style:style>
    <style:style style:name="P120" style:family="paragraph" style:parent-style-name="Standard">
      <style:text-properties style:font-name="Arial" fo:font-weight="normal" officeooo:rsid="001a0223" officeooo:paragraph-rsid="001a0223" style:font-weight-asian="normal" style:font-weight-complex="normal"/>
    </style:style>
    <style:style style:name="P121" style:family="paragraph" style:parent-style-name="Standard">
      <style:text-properties style:font-name="Arial" fo:font-weight="normal" officeooo:rsid="001b117a" officeooo:paragraph-rsid="001b117a" style:font-weight-asian="normal" style:font-weight-complex="normal"/>
    </style:style>
    <style:style style:name="P122" style:family="paragraph" style:parent-style-name="Standard">
      <style:text-properties officeooo:paragraph-rsid="00163b25"/>
    </style:style>
    <style:style style:name="P123" style:family="paragraph" style:parent-style-name="Standard">
      <style:text-properties officeooo:paragraph-rsid="0016aaed"/>
    </style:style>
    <style:style style:name="P124" style:family="paragraph" style:parent-style-name="Standard">
      <style:text-properties officeooo:paragraph-rsid="00175294"/>
    </style:style>
    <style:style style:name="P125" style:family="paragraph" style:parent-style-name="Standard">
      <style:text-properties officeooo:rsid="001108cd" officeooo:paragraph-rsid="001787bf"/>
    </style:style>
    <style:style style:name="P126" style:family="paragraph" style:parent-style-name="Standard">
      <style:text-properties officeooo:rsid="001108cd" officeooo:paragraph-rsid="00195ce2"/>
    </style:style>
    <style:style style:name="P127" style:family="paragraph" style:parent-style-name="Standard">
      <style:text-properties officeooo:paragraph-rsid="001787bf"/>
    </style:style>
    <style:style style:name="P128" style:family="paragraph" style:parent-style-name="Standard">
      <style:text-properties officeooo:paragraph-rsid="000b7e5a"/>
    </style:style>
    <style:style style:name="P129" style:family="paragraph" style:parent-style-name="Standard">
      <style:text-properties officeooo:paragraph-rsid="00114cfc"/>
    </style:style>
    <style:style style:name="P130" style:family="paragraph" style:parent-style-name="Standard">
      <style:text-properties officeooo:paragraph-rsid="00195ce2"/>
    </style:style>
    <style:style style:name="P131" style:family="paragraph" style:parent-style-name="Standard">
      <style:text-properties officeooo:paragraph-rsid="001a0223"/>
    </style:style>
    <style:style style:name="P132" style:family="paragraph" style:parent-style-name="Standard">
      <style:text-properties officeooo:paragraph-rsid="001b117a"/>
    </style:style>
    <style:style style:name="P133" style:family="paragraph" style:parent-style-name="Text_20_body">
      <style:text-properties style:font-name="Arial" officeooo:rsid="001108cd" officeooo:paragraph-rsid="00117eb0"/>
    </style:style>
    <style:style style:name="T1" style:family="text">
      <style:text-properties officeooo:rsid="000bdeb5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0bdeb5" style:font-weight-asian="normal" style:font-weight-complex="normal"/>
    </style:style>
    <style:style style:name="T5" style:family="text">
      <style:text-properties style:font-name="Arial" fo:font-weight="normal" officeooo:rsid="000db3ba" style:font-weight-asian="normal" style:font-weight-complex="normal"/>
    </style:style>
    <style:style style:name="T6" style:family="text">
      <style:text-properties style:font-name="Arial" fo:font-weight="normal" officeooo:rsid="000ddcde" style:font-weight-asian="normal" style:font-weight-complex="normal"/>
    </style:style>
    <style:style style:name="T7" style:family="text">
      <style:text-properties style:font-name="Arial" fo:font-weight="normal" officeooo:rsid="000f9586" style:font-weight-asian="normal" style:font-weight-complex="normal"/>
    </style:style>
    <style:style style:name="T8" style:family="text">
      <style:text-properties style:font-name="Arial" fo:font-weight="normal" officeooo:rsid="0010c3e6" style:font-weight-asian="normal" style:font-weight-complex="normal"/>
    </style:style>
    <style:style style:name="T9" style:family="text">
      <style:text-properties style:font-name="Arial" fo:font-weight="normal" officeooo:rsid="001108cd" style:font-weight-asian="normal" style:font-weight-complex="normal"/>
    </style:style>
    <style:style style:name="T10" style:family="text">
      <style:text-properties style:font-name="Arial" fo:font-weight="normal" officeooo:rsid="00114cfc" style:font-weight-asian="normal" style:font-weight-complex="normal"/>
    </style:style>
    <style:style style:name="T11" style:family="text">
      <style:text-properties style:font-name="Arial" fo:font-weight="normal" officeooo:rsid="00117eb0" style:font-weight-asian="normal" style:font-weight-complex="normal"/>
    </style:style>
    <style:style style:name="T12" style:family="text">
      <style:text-properties style:font-name="Arial" fo:font-weight="normal" officeooo:rsid="00119324" style:font-weight-asian="normal" style:font-weight-complex="normal"/>
    </style:style>
    <style:style style:name="T13" style:family="text">
      <style:text-properties style:font-name="Arial" fo:font-weight="normal" officeooo:rsid="0012a271" style:font-weight-asian="normal" style:font-weight-complex="normal"/>
    </style:style>
    <style:style style:name="T14" style:family="text">
      <style:text-properties style:font-name="Arial" fo:font-weight="normal" officeooo:rsid="0016aaed" style:font-weight-asian="normal" style:font-weight-complex="normal"/>
    </style:style>
    <style:style style:name="T15" style:family="text">
      <style:text-properties style:font-name="Arial" fo:font-weight="normal" officeooo:rsid="00175294" style:font-weight-asian="normal" style:font-weight-complex="normal"/>
    </style:style>
    <style:style style:name="T16" style:family="text">
      <style:text-properties style:font-name="Arial" fo:font-weight="normal" officeooo:rsid="001787bf" style:font-weight-asian="normal" style:font-weight-complex="normal"/>
    </style:style>
    <style:style style:name="T17" style:family="text">
      <style:text-properties style:font-name="Arial" fo:font-weight="normal" officeooo:rsid="00195ce2" style:font-weight-asian="normal" style:font-weight-complex="normal"/>
    </style:style>
    <style:style style:name="T18" style:family="text">
      <style:text-properties style:font-name="Arial" fo:font-weight="normal" officeooo:rsid="001b117a" style:font-weight-asian="normal" style:font-weight-complex="normal"/>
    </style:style>
    <style:style style:name="T19" style:family="text">
      <style:text-properties style:font-name="Arial" officeooo:rsid="000f9586"/>
    </style:style>
    <style:style style:name="T20" style:family="text">
      <style:text-properties style:font-name="Arial" fo:font-size="18.2000007629395pt" fo:font-weight="bold" officeooo:rsid="000f9586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Arial" fo:font-size="18.2000007629395pt" fo:font-weight="bold" officeooo:rsid="00114cfc" style:font-name-asian="Microsoft YaHei" style:font-size-asian="18.2000007629395pt" style:font-weight-asian="bold" style:font-name-complex="Arial1" style:font-size-complex="18.2000007629395pt" style:font-weight-complex="bold"/>
    </style:style>
    <style:style style:name="T22" style:family="text">
      <style:text-properties style:font-name="Arial" fo:font-weight="bold" officeooo:rsid="001108cd" style:font-weight-asian="bold" style:font-weight-complex="bold"/>
    </style:style>
    <style:style style:name="T23" style:family="text">
      <style:text-properties style:font-name="Arial" fo:font-weight="bold" officeooo:rsid="00114cfc" style:font-weight-asian="bold" style:font-weight-complex="bold"/>
    </style:style>
    <style:style style:name="T24" style:family="text">
      <style:text-properties style:font-name="Arial" fo:font-weight="bold" officeooo:rsid="00117eb0" style:font-weight-asian="bold" style:font-weight-complex="bold"/>
    </style:style>
    <style:style style:name="T25" style:family="text">
      <style:text-properties style:font-name="Arial" fo:font-weight="bold" officeooo:rsid="00119324" style:font-weight-asian="bold" style:font-weight-complex="bold"/>
    </style:style>
    <style:style style:name="T26" style:family="text">
      <style:text-properties style:font-name="Arial" officeooo:rsid="000ddcde"/>
    </style:style>
    <style:style style:name="T27" style:family="text">
      <style:text-properties style:font-name="Arial" officeooo:rsid="0010c3e6"/>
    </style:style>
    <style:style style:name="T28" style:family="text">
      <style:text-properties style:font-name="Arial" officeooo:rsid="001108cd"/>
    </style:style>
    <style:style style:name="T29" style:family="text">
      <style:text-properties style:font-name="Arial" officeooo:rsid="0012a271"/>
    </style:style>
    <style:style style:name="T30" style:family="text">
      <style:text-properties style:font-name="Arial" officeooo:rsid="001a0223"/>
    </style:style>
    <style:style style:name="T31" style:family="text">
      <style:text-properties style:font-name="Arial" officeooo:rsid="000db3ba"/>
    </style:style>
    <style:style style:name="T32" style:family="text">
      <style:text-properties style:font-name="Arial" officeooo:rsid="001787bf"/>
    </style:style>
    <style:style style:name="T33" style:family="text">
      <style:text-properties officeooo:rsid="000db3ba"/>
    </style:style>
    <style:style style:name="T34" style:family="text">
      <style:text-properties officeooo:rsid="000ddcde"/>
    </style:style>
    <style:style style:name="T35" style:family="text">
      <style:text-properties officeooo:rsid="000f958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db3ba" style:font-weight-asian="normal" style:font-weight-complex="normal"/>
    </style:style>
    <style:style style:name="T38" style:family="text">
      <style:text-properties fo:font-weight="normal" officeooo:rsid="0010c3e6" style:font-weight-asian="normal" style:font-weight-complex="normal"/>
    </style:style>
    <style:style style:name="T39" style:family="text">
      <style:text-properties fo:font-weight="normal" officeooo:rsid="00114cfc" style:font-weight-asian="normal" style:font-weight-complex="normal"/>
    </style:style>
    <style:style style:name="T40" style:family="text">
      <style:text-properties fo:font-weight="normal" officeooo:rsid="001787bf" style:font-weight-asian="normal" style:font-weight-complex="normal"/>
    </style:style>
    <style:style style:name="T41" style:family="text">
      <style:text-properties fo:font-weight="normal" officeooo:rsid="00163b25" style:font-weight-asian="normal" style:font-weight-complex="normal"/>
    </style:style>
    <style:style style:name="T42" style:family="text">
      <style:text-properties fo:font-weight="normal" officeooo:rsid="001a0223" style:font-weight-asian="normal" style:font-weight-complex="normal"/>
    </style:style>
    <style:style style:name="T43" style:family="text">
      <style:text-properties fo:font-weight="normal" officeooo:rsid="0016aaed" style:font-weight-asian="normal" style:font-weight-complex="normal"/>
    </style:style>
    <style:style style:name="T44" style:family="text">
      <style:text-properties fo:font-weight="normal" officeooo:rsid="000bdeb5" style:font-weight-asian="normal" style:font-weight-complex="normal"/>
    </style:style>
    <style:style style:name="T45" style:family="text">
      <style:text-properties fo:font-weight="normal" officeooo:rsid="001b117a" style:font-weight-asian="normal" style:font-weight-complex="normal"/>
    </style:style>
    <style:style style:name="T46" style:family="text">
      <style:text-properties officeooo:rsid="00114cfc"/>
    </style:style>
    <style:style style:name="T47" style:family="text">
      <style:text-properties officeooo:rsid="00117eb0"/>
    </style:style>
    <style:style style:name="T48" style:family="text">
      <style:text-properties fo:color="#000080" style:font-name="Arial" fo:language="zxx" fo:country="none" style:text-underline-style="solid" style:text-underline-width="auto" style:text-underline-color="font-color" fo:font-weight="normal" officeooo:rsid="00114cfc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color="#000080" style:font-name="Arial" fo:language="zxx" fo:country="none" style:text-underline-style="solid" style:text-underline-width="auto" style:text-underline-color="font-color" fo:font-weight="normal" officeooo:rsid="00117eb0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color="#000080" fo:language="zxx" fo:country="none" style:text-underline-style="solid" style:text-underline-width="auto" style:text-underline-color="font-color" fo:font-weight="normal" officeooo:rsid="00114cfc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color="#000080" fo:language="zxx" fo:country="none" style:text-underline-style="solid" style:text-underline-width="auto" style:text-underline-color="font-color" fo:font-weight="normal" officeooo:rsid="00117eb0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color="#000080" fo:language="zxx" fo:country="none" style:text-underline-style="solid" style:text-underline-width="auto" style:text-underline-color="font-color" officeooo:rsid="00114cfc" style:language-asian="zxx" style:country-asian="none" style:language-complex="zxx" style:country-complex="none"/>
    </style:style>
    <style:style style:name="T53" style:family="text">
      <style:text-properties fo:color="#000080" fo:language="zxx" fo:country="none" style:text-underline-style="solid" style:text-underline-width="auto" style:text-underline-color="font-color" officeooo:rsid="00117eb0" style:language-asian="zxx" style:country-asian="none" style:language-complex="zxx" style:country-complex="none"/>
    </style:style>
    <style:style style:name="T54" style:family="text">
      <style:text-properties officeooo:rsid="0012a271"/>
    </style:style>
    <style:style style:name="T55" style:family="text">
      <style:text-properties style:font-name="Arial" officeooo:rsid="001b117a"/>
    </style:style>
    <style:style style:name="T56" style:family="text">
      <style:text-properties officeooo:rsid="0016aaed"/>
    </style:style>
    <style:style style:name="T57" style:family="text">
      <style:text-properties officeooo:rsid="00175294"/>
    </style:style>
    <style:style style:name="T58" style:family="text">
      <style:text-properties officeooo:rsid="001787bf"/>
    </style:style>
    <style:style style:name="T59" style:family="text">
      <style:text-properties officeooo:rsid="001a0223"/>
    </style:style>
    <style:style style:name="T60" style:family="text">
      <style:text-properties officeooo:rsid="001b1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Smoke test – Sistema de Caronas</text:p>
      <text:p text:style-name="P42"/>
      <text:h text:style-name="P45" text:outline-level="1">Teste 01 – CT001</text:h>
      <text:p text:style-name="P2"/>
      <text:p text:style-name="P6">Teste de cadastro de usuário.</text:p>
      <text:p text:style-name="P2">Objetivo: Criar e cadastrar uma conta de usuário no sistema e verificar a permanência da mesma.</text:p>
      <text:p text:style-name="P2"/>
      <text:p text:style-name="P6">Pré-requisitos:</text:p>
      <text:p text:style-name="P2">-<text:span text:style-name="T1">Ter o sistema em execução.</text:span></text:p>
      <text:p text:style-name="P2"/>
      <text:p text:style-name="P7">Passos:</text:p>
      <text:p text:style-name="P17">1º – Selecionar a opção “CADASTRAR”.</text:p>
      <text:p text:style-name="P16">2º – Inserir o <text:span text:style-name="T58">valor</text:span> “Pedro” no campo <text:span text:style-name="T33">de entrada denominado</text:span> “Nome:”.</text:p>
      <text:p text:style-name="P85">3º – Inserir o <text:span text:style-name="T58">valor</text:span> “<text:span text:style-name="T33">55-61-940028922” no campo de entrada denominado “Telefone:”.</text:span></text:p>
      <text:p text:style-name="P85"><text:span text:style-name="T33">4º – Inserir o valor “</text:span><text:a xlink:type="simple" xlink:href="mailto:jojo@gmail.com" text:style-name="Internet_20_link" text:visited-style-name="Visited_20_Internet_20_Link"><text:span text:style-name="T33">jojo@gmail.com</text:span></text:a><text:span text:style-name="T33">” no campo de entrada denominado “Email:”.</text:span></text:p>
      <text:p text:style-name="P60">5º – Inserir <text:span text:style-name="T58">o valor</text:span> “1234AS” no campo de entrada denominado “Senha:”.</text:p>
      <text:p text:style-name="P68">6º – Inserir o <text:span text:style-name="T58">valor </text:span>“074.442.401-16” no campo de entrada denominado “CPF:”.</text:p>
      <text:p text:style-name="P60"><text:span text:style-name="T34">7</text:span>º – Inserir o <text:span text:style-name="T58">valor</text:span> “123” no campo de entrada denominado “Código do Banco:”.</text:p>
      <text:p text:style-name="P60">8º – Inserir o <text:span text:style-name="T58">valor</text:span> “1234-4” no campo de entrada denominado “Número de Agência:”.</text:p>
      <text:p text:style-name="P60">9º – Inserir o <text:span text:style-name="T58">valor</text:span> “123456-6” no campo de entrada denominado “Número de Conta:”.</text:p>
      <text:p text:style-name="P127"><text:span text:style-name="T5">1</text:span><text:span text:style-name="T6">0</text:span><text:span text:style-name="T5">º – Inserir o </text:span><text:span text:style-name="T16">valor</text:span><text:span text:style-name="T5"> “x” no campo de entrada denominado “Deseja adicionar uma segunda conta bancária? Digite Y para confirmar ou x para cancelar (Y/x):”.</text:span></text:p>
      <text:p text:style-name="P18">1<text:span text:style-name="T34">1</text:span>º – Verificar se após a entrada de dados o sistema retorna uma mensagem de confirmação dizendo “Conta cadastrada com sucesso!”.</text:p>
      <text:p text:style-name="P18">1<text:span text:style-name="T34">2</text:span>º – Pressionar “x” <text:span text:style-name="T58">e</text:span> voltar a tela inicial.</text:p>
      <text:p text:style-name="P31"><text:span text:style-name="T5">1</text:span><text:span text:style-name="T6">3º – Selecionar a opção “OUTROS SERVI</text:span><text:span text:style-name="T7">Ç</text:span><text:span text:style-name="T6">OS”.</text:span></text:p>
      <text:p text:style-name="P31"><text:span text:style-name="T6">14º <text:s/>– Selecionar a opção “BUSCAR USU</text:span><text:span text:style-name="T7">Á</text:span><text:span text:style-name="T6">RIO”.</text:span></text:p>
      <text:p text:style-name="P68">15º – Inserir <text:span text:style-name="T33">o valor</text:span> “074.442.401-16” no campo de entrada denominado “CPF:”.</text:p>
      <text:p text:style-name="P32"><text:span text:style-name="T3">16º – Verificar se no campo </text:span><text:span text:style-name="T4">“Nome:” </text:span><text:span text:style-name="T3">se encontra o nome “Pedro”.</text:span></text:p>
      <text:p text:style-name="P29">17º – Verificar se no campo “CPF:” se encontra o cpf “074.442.401-16”.</text:p>
      <text:p text:style-name="P29">18º – Verificar se no campo “Telefone:” se encontra o telefone “55-61-9400289922”.</text:p>
      <text:p text:style-name="P29">19º – Verificar se no campo “Email:” se encontra o e-mail “<text:a xlink:type="simple" xlink:href="mailto:jojo@gmail.com" text:style-name="Internet_20_link" text:visited-style-name="Visited_20_Internet_20_Link">jojo@gmail.com</text:a>”.</text:p>
      <text:p text:style-name="P34"><text:span text:style-name="T27">20º – Voltar a t</text:span><text:span text:style-name="T28">ela</text:span><text:span text:style-name="T27"> inicial.</text:span></text:p>
      <text:p text:style-name="P29"/>
      <text:p text:style-name="P8">Resultado:</text:p>
      <text:p text:style-name="P31"><text:span text:style-name="T26">Após a realização do</text:span><text:span text:style-name="T27">s</text:span><text:span text:style-name="T26"> passos </text:span><text:span text:style-name="T27">acima </text:span><text:span text:style-name="T26">o sistema terá armazenado uma conta com os dados passados em um banco de dados para futuro login.</text:span></text:p>
      <text:p text:style-name="P2"/>
      <text:p text:style-name="P97">Resultado:</text:p>
      <text:p text:style-name="P2"/>
      <text:p text:style-name="P128"><text:span text:style-name="T19"/></text:p>
      <text:p text:style-name="P128"><text:span text:style-name="T19"/></text:p>
      <text:p text:style-name="P128"><text:span text:style-name="T19"/></text:p>
      <text:h text:style-name="P49" text:outline-level="1"><text:soft-page-break/><text:span text:style-name="T19">T</text:span><text:span text:style-name="T20">este 02 – CT002</text:span></text:h>
      <text:p text:style-name="Standard"/>
      <text:p text:style-name="P5">Teste de <text:span text:style-name="T35">autenticação/login de usuário.</text:span></text:p>
      <text:p text:style-name="P1">Objetivo: <text:span text:style-name="T35">fazer entrada no sistema com um usuário já criado e verificar disponibilidade de serviços.</text:span></text:p>
      <text:p text:style-name="P1"/>
      <text:p text:style-name="P8">Pré-requisitos:</text:p>
      <text:p text:style-name="P19">-Ter executado o teste CT001.</text:p>
      <text:p text:style-name="P19"/>
      <text:p text:style-name="P8">Passos:</text:p>
      <text:p text:style-name="P33"><text:span text:style-name="T4">1º – Selecionar a opção “E</text:span><text:span text:style-name="T7">NTRAR:</text:span><text:span text:style-name="T4">”.</text:span></text:p>
      <text:p text:style-name="P99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 no campo de entrada denominado “Email:”.</text:span></text:p>
      <text:p text:style-name="P99"><text:span text:style-name="T37">3</text:span><text:span text:style-name="T36">º – </text:span><text:span text:style-name="T37">Inserir o </text:span><text:span text:style-name="T40">valor</text:span><text:span text:style-name="T37"> “1234AS” no campo de entrada denominado “Senha:”.</text:span></text:p>
      <text:p text:style-name="P99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34"><text:span text:style-name="T5">5</text:span><text:span text:style-name="T8">º – </text:span><text:span text:style-name="T4">Selecionar a opção “M</text:span><text:span text:style-name="T8">EU PERFIL</text:span><text:span text:style-name="T4">”.</text:span></text:p>
      <text:p text:style-name="P35"><text:span text:style-name="T4">6</text:span><text:span text:style-name="T3">º – </text:span><text:span text:style-name="T6">Verificar se no campo </text:span><text:span text:style-name="T4">“Nome:” </text:span><text:span text:style-name="T6">se encontra o nome “Pedro”.</text:span></text:p>
      <text:p text:style-name="P30">7º – <text:span text:style-name="T36">Verificar se no campo “Email:” se encontra o e-mail “</text:span><text:a xlink:type="simple" xlink:href="mailto:jojo@gmail.com" text:style-name="Internet_20_link" text:visited-style-name="Visited_20_Internet_20_Link"><text:span text:style-name="T36">jojo@gmail.com</text:span></text:a><text:span text:style-name="T36">”.</text:span></text:p>
      <text:p text:style-name="P30">8º – Verificar se no campo “Telefone:” se encontra o telefone “55-61-9400289922”.</text:p>
      <text:p text:style-name="P63">9º – Verificar se no campo “CPF:” se encontra o cpf “074.442.401-16”.</text:p>
      <text:p text:style-name="P71">10º – Voltar a tela inicial.</text:p>
      <text:p text:style-name="P63"/>
      <text:p text:style-name="P12">Resultado:</text:p>
      <text:p text:style-name="P25">Após a realização dos passos acima o usuário se encontrará logado e capaz de usar serviços que exigem login.</text:p>
      <text:p text:style-name="P2"/>
      <text:p text:style-name="P97">Resultado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><text:soft-page-break/>Teste 03 – CT00<text:span text:style-name="T47">3</text:span></text:h>
      <text:p text:style-name="P13">Teste de alteração de nome do usuário.</text:p>
      <text:p text:style-name="P71">Objetivo: alterar o nome da conta do usuário.</text:p>
      <text:p text:style-name="P2"/>
      <text:p text:style-name="P13">Pré-requisito:</text:p>
      <text:p text:style-name="P20">-Ter executado o teste CT001.</text:p>
      <text:p text:style-name="P22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41"><text:span text:style-name="T7">-</text:span><text:span text:style-name="T10">Caso executado o teste CT0</text:span><text:span text:style-name="T11">10</text:span><text:span text:style-name="T10"> anteriormente, trocar a </text:span><text:span text:style-name="T11">senha</text:span><text:span text:style-name="T10"> “</text:span><text:a xlink:type="simple" xlink:href="mailto:jojo@gmail.com" text:style-name="Internet_20_link" text:visited-style-name="Visited_20_Internet_20_Link"><text:span text:style-name="T48">1</text:span></text:a><text:span text:style-name="T49">234AS</text:span><text:span text:style-name="T10">” por “</text:span><text:a xlink:type="simple" xlink:href="mailto:jaja@gmail.com" text:style-name="Internet_20_link" text:visited-style-name="Visited_20_Internet_20_Link"><text:span text:style-name="T48">4</text:span></text:a><text:span text:style-name="T49">321BC</text:span><text:span text:style-name="T10">”.</text:span></text:p>
      <text:p text:style-name="P20"/>
      <text:p text:style-name="P9">Passos:</text:p>
      <text:p text:style-name="P36"><text:span text:style-name="T4">1º – Selecionar a opção “E</text:span><text:span text:style-name="T7">NTRAR:</text:span><text:span text:style-name="T4">”.</text:span></text:p>
      <text:p text:style-name="P99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99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99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60">5º – Selecionar a opção “MEU PERFIL”.</text:p>
      <text:p text:style-name="P36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36"><text:span text:style-name="T5">7</text:span><text:span text:style-name="T9">º – </text:span><text:span text:style-name="T5">Selecionar a opção “</text:span><text:span text:style-name="T9">NOME</text:span><text:span text:style-name="T5">”.</text:span></text:p>
      <text:p text:style-name="P127"><text:span text:style-name="T5">8</text:span><text:span text:style-name="T9">º – </text:span><text:span text:style-name="T4">Inserir </text:span><text:span text:style-name="T5">o </text:span><text:span text:style-name="T16">valor</text:span><text:span text:style-name="T4"> “S</text:span><text:span text:style-name="T9">ouza</text:span><text:span text:style-name="T4">” no campo </text:span><text:span text:style-name="T5">de entrada denominado</text:span><text:span text:style-name="T4"> “N</text:span><text:span text:style-name="T9">ovo n</text:span><text:span text:style-name="T4">ome:”</text:span></text:p>
      <text:p text:style-name="P125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7"><text:span text:style-name="T5">1</text:span><text:span text:style-name="T3">0º – Pressionar a tecla “x”.</text:span></text:p>
      <text:p text:style-name="P36"><text:span text:style-name="T9">11º – </text:span><text:span text:style-name="T6">Verificar se no campo </text:span><text:span text:style-name="T4">“Nome:” </text:span><text:span text:style-name="T6">se encontra o nome “</text:span><text:span text:style-name="T9">Souza</text:span><text:span text:style-name="T6">”.</text:span></text:p>
      <text:p text:style-name="P2"/>
      <text:p text:style-name="P97">Resultado:</text:p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47" text:outline-level="1"><text:soft-page-break/>Teste 0<text:span text:style-name="T46">4</text:span> – CT00<text:span text:style-name="T46">4</text:span></text:h>
      <text:p text:style-name="P40"><text:span text:style-name="T22">Teste de alteração de e-mail</text:span><text:span text:style-name="T23"> </text:span><text:span text:style-name="T22">do usuário.</text:span></text:p>
      <text:p text:style-name="P40"><text:span text:style-name="T9">Objetivo: alterar o </text:span><text:span text:style-name="T10">e-mail</text:span><text:span text:style-name="T9"> da conta do usuário.</text:span></text:p>
      <text:p text:style-name="P3"/>
      <text:p text:style-name="P14">Pré-requisito:</text:p>
      <text:p text:style-name="P21">-Ter executado o teste CT001.</text:p>
      <text:p text:style-name="P23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1"/>
      <text:p text:style-name="P10">Passos:</text:p>
      <text:p text:style-name="P40"><text:span text:style-name="T4">1º – Selecionar a opção “E</text:span><text:span text:style-name="T7">NTRAR:</text:span><text:span text:style-name="T4">”.</text:span></text:p>
      <text:p text:style-name="P99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 no campo de entrada denominado “Email:”.</text:span></text:p>
      <text:p text:style-name="P99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99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6">5º – Selecionar a opção “MEU PERFIL”.</text:p>
      <text:p text:style-name="P40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0"><text:span text:style-name="T5">7</text:span><text:span text:style-name="T9">º – </text:span><text:span text:style-name="T5">Selecionar a opção “</text:span><text:span text:style-name="T9">E</text:span><text:span text:style-name="T10">MAIL</text:span><text:span text:style-name="T5">”.</text:span></text:p>
      <text:p text:style-name="P127"><text:span text:style-name="T5">8</text:span><text:span text:style-name="T9">º – </text:span><text:span text:style-name="T4">Inserir </text:span><text:span text:style-name="T5">o </text:span><text:span text:style-name="T16">valor</text:span><text:span text:style-name="T4"> “</text:span><text:span text:style-name="T10">jaja@gmail.com</text:span><text:span text:style-name="T4">” no campo </text:span><text:span text:style-name="T5">de entrada denominado</text:span><text:span text:style-name="T4"> “N</text:span><text:span text:style-name="T9">ovo e</text:span><text:span text:style-name="T10">mail</text:span><text:span text:style-name="T4">:”</text:span></text:p>
      <text:p text:style-name="P125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8"><text:span text:style-name="T5">1</text:span><text:span text:style-name="T3">0º – Pressionar a tecla “x”.</text:span></text:p>
      <text:p text:style-name="P40"><text:span text:style-name="T9">11º – </text:span><text:span text:style-name="T6">Verificar se no campo </text:span><text:span text:style-name="T4">“E</text:span><text:span text:style-name="T10">mail</text:span><text:span text:style-name="T4">:” </text:span><text:span text:style-name="T6">se encontra o e</text:span><text:span text:style-name="T10">mail</text:span><text:span text:style-name="T6"> “</text:span><text:a xlink:type="simple" xlink:href="mailto:jaja@gmail.com" text:style-name="Internet_20_link" text:visited-style-name="Visited_20_Internet_20_Link"><text:span text:style-name="T9">j</text:span></text:a><text:a xlink:type="simple" xlink:href="mailto:jaja@gmail.com" text:style-name="Internet_20_link" text:visited-style-name="Visited_20_Internet_20_Link"><text:span text:style-name="T10">aja@gmail.com</text:span></text:a><text:span text:style-name="T6">”.</text:span></text:p>
      <text:p text:style-name="P64"/>
      <text:p text:style-name="P97">Resultado: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47" text:outline-level="1"><text:soft-page-break/>Teste 0<text:span text:style-name="T46">5</text:span> – CT00<text:span text:style-name="T46">5</text:span></text:h>
      <text:p text:style-name="P40"><text:span text:style-name="T22">Teste de alteração de c</text:span><text:span text:style-name="T23">pf </text:span><text:span text:style-name="T22">do usuário.</text:span></text:p>
      <text:p text:style-name="P40"><text:span text:style-name="T9">Objetivo: alterar o </text:span><text:span text:style-name="T10">cpf</text:span><text:span text:style-name="T9"> da conta do usuário.</text:span></text:p>
      <text:p text:style-name="P3"/>
      <text:p text:style-name="P14">Pré-requisito:</text:p>
      <text:p text:style-name="P21">-Ter executado o teste CT001.</text:p>
      <text:p text:style-name="P21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3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1"/>
      <text:p text:style-name="P10">Passos:</text:p>
      <text:p text:style-name="P40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6">5º – Selecionar a opção “MEU PERFIL”.</text:p>
      <text:p text:style-name="P40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0"><text:span text:style-name="T5">7</text:span><text:span text:style-name="T9">º – </text:span><text:span text:style-name="T5">Selecionar a opção “</text:span><text:span text:style-name="T9">C</text:span><text:span text:style-name="T10">PF</text:span><text:span text:style-name="T5">”.</text:span></text:p>
      <text:p text:style-name="P130"><text:span text:style-name="T5">8</text:span><text:span text:style-name="T9">º – </text:span><text:span text:style-name="T4">Inserir </text:span><text:span text:style-name="T5">o </text:span><text:span text:style-name="T16">valor </text:span><text:span text:style-name="T4">“</text:span><text:span text:style-name="T10">455.317.901-63</text:span><text:span text:style-name="T4">” no campo </text:span><text:span text:style-name="T5">de entrada denominado</text:span><text:span text:style-name="T4"> “N</text:span><text:span text:style-name="T9">ovo c</text:span><text:span text:style-name="T10">pf</text:span><text:span text:style-name="T4">: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8"><text:span text:style-name="T5">1</text:span><text:span text:style-name="T3">0º – Pressionar a tecla “x”.</text:span></text:p>
      <text:p text:style-name="P40"><text:span text:style-name="T9">11º – </text:span><text:span text:style-name="T6">Verificar se no campo </text:span><text:span text:style-name="T4">“C</text:span><text:span text:style-name="T10">PF</text:span><text:span text:style-name="T4">:” </text:span><text:span text:style-name="T6">se encontra o c</text:span><text:span text:style-name="T10">pf</text:span><text:span text:style-name="T6"> “</text:span><text:span text:style-name="T10">455.317.901-63</text:span><text:span text:style-name="T6">”.</text:span></text:p>
      <text:p text:style-name="P64"/>
      <text:p text:style-name="P97">Resultado: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47" text:outline-level="1"><text:soft-page-break/>Teste 0<text:span text:style-name="T46">6</text:span> – CT00<text:span text:style-name="T46">6</text:span></text:h>
      <text:p text:style-name="P40"><text:span text:style-name="T22">Teste de alteração de t</text:span><text:span text:style-name="T23">elefone </text:span><text:span text:style-name="T22">do usuário.</text:span></text:p>
      <text:p text:style-name="P40"><text:span text:style-name="T9">Objetivo: alterar o </text:span><text:span text:style-name="T10">telefone</text:span><text:span text:style-name="T9"> da conta do usuário.</text:span></text:p>
      <text:p text:style-name="P3"/>
      <text:p text:style-name="P14">Pré-requisito:</text:p>
      <text:p text:style-name="P21">-Ter executado o teste CT001.</text:p>
      <text:p text:style-name="P21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4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1"/>
      <text:p text:style-name="P10">Passos:</text:p>
      <text:p text:style-name="P40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6">5º – Selecionar a opção “MEU PERFIL”.</text:p>
      <text:p text:style-name="P40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0"><text:span text:style-name="T5">7</text:span><text:span text:style-name="T9">º – </text:span><text:span text:style-name="T5">Selecionar a opção “</text:span><text:span text:style-name="T9">T</text:span><text:span text:style-name="T10">ELEFONE</text:span><text:span text:style-name="T5">”.</text:span></text:p>
      <text:p text:style-name="P130"><text:span text:style-name="T5">8</text:span><text:span text:style-name="T9">º – </text:span><text:span text:style-name="T4">Inserir </text:span><text:span text:style-name="T5">o </text:span><text:span text:style-name="T16">valor</text:span><text:span text:style-name="T4"> “</text:span><text:span text:style-name="T10">55-11-940028922</text:span><text:span text:style-name="T4">” no campo </text:span><text:span text:style-name="T5">de entrada denominado</text:span><text:span text:style-name="T4"> “N</text:span><text:span text:style-name="T9">ovo t</text:span><text:span text:style-name="T10">elefone</text:span><text:span text:style-name="T4">: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8"><text:span text:style-name="T5">1</text:span><text:span text:style-name="T3">0º – Pressionar a tecla “x”.</text:span></text:p>
      <text:p text:style-name="P40"><text:span text:style-name="T9">11º – </text:span><text:span text:style-name="T6">Verificar se no campo </text:span><text:span text:style-name="T4">“T</text:span><text:span text:style-name="T10">e</text:span><text:span text:style-name="T11">lefone</text:span><text:span text:style-name="T4">:” </text:span><text:span text:style-name="T6">se encontra o t</text:span><text:span text:style-name="T10">elefone</text:span><text:span text:style-name="T6"> “</text:span><text:span text:style-name="T10">55-11-940028922</text:span><text:span text:style-name="T6">”.</text:span></text:p>
      <text:p text:style-name="P64"/>
      <text:p text:style-name="P97">Resultado: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48" text:outline-level="1"/>
      <text:p text:style-name="P43"/>
      <text:h text:style-name="P48" text:outline-level="1"><text:soft-page-break/>Teste 0<text:span text:style-name="T47">7</text:span> – CT00<text:span text:style-name="T47">7</text:span></text:h>
      <text:p text:style-name="P41"><text:span text:style-name="T22">Teste de alteração de c</text:span><text:span text:style-name="T25">ódigo do banco </text:span><text:span text:style-name="T22">do usuário.</text:span></text:p>
      <text:p text:style-name="P41"><text:span text:style-name="T9">Objetivo: alterar o </text:span><text:span text:style-name="T12">código de banco da</text:span><text:span text:style-name="T9"> conta do usuário.</text:span></text:p>
      <text:p text:style-name="P4"/>
      <text:p text:style-name="P15">Pré-requisito:</text:p>
      <text:p text:style-name="P23">-Ter executado o teste CT001.</text:p>
      <text:p text:style-name="P2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4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3"/>
      <text:p text:style-name="P11">Passos:</text:p>
      <text:p text:style-name="P41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7">5º – Selecionar a opção “MEU PERFIL”.</text:p>
      <text:p text:style-name="P41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1"><text:span text:style-name="T5">7</text:span><text:span text:style-name="T9">º – </text:span><text:span text:style-name="T5">Selecionar a opção “</text:span><text:span text:style-name="T12">CÓDIGO DE BANCO</text:span><text:span text:style-name="T5">”.</text:span></text:p>
      <text:p text:style-name="P130"><text:span text:style-name="T5">8</text:span><text:span text:style-name="T9">º – </text:span><text:span text:style-name="T4">Inserir</text:span><text:span text:style-name="T12"> </text:span><text:span text:style-name="T5">o </text:span><text:span text:style-name="T16">valor</text:span><text:span text:style-name="T4"> “</text:span><text:span text:style-name="T10">3</text:span><text:span text:style-name="T12">45</text:span><text:span text:style-name="T4">” no campo </text:span><text:span text:style-name="T5">de entrada denominado</text:span><text:span text:style-name="T4"> “N</text:span><text:span text:style-name="T9">ovo </text:span><text:span text:style-name="T12">código de banco:</text:span><text:span text:style-name="T4">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9"><text:span text:style-name="T5">1</text:span><text:span text:style-name="T3">0º – Pressionar a tecla “x”.</text:span></text:p>
      <text:p text:style-name="P41"><text:span text:style-name="T9">11º – </text:span><text:span text:style-name="T6">Verificar se no campo </text:span><text:span text:style-name="T4">“C</text:span><text:span text:style-name="T12">ódigo de banco</text:span><text:span text:style-name="T4">:” </text:span><text:span text:style-name="T6">se encontra o c</text:span><text:span text:style-name="T12">ódigo de banco</text:span><text:span text:style-name="T6"> “</text:span><text:span text:style-name="T10">3</text:span><text:span text:style-name="T12">45</text:span><text:span text:style-name="T6">”.</text:span></text:p>
      <text:p text:style-name="P65"/>
      <text:p text:style-name="P97">Resultado: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50" text:outline-level="1"><text:soft-page-break/><text:span text:style-name="T28">Teste 0</text:span><text:span text:style-name="T21">8</text:span><text:span text:style-name="T28"> – CT00</text:span><text:span text:style-name="T21">8</text:span></text:h>
      <text:p text:style-name="P41"><text:span text:style-name="T22">Teste de alteração do </text:span><text:span text:style-name="T25">número da agência</text:span><text:span text:style-name="T23"> </text:span><text:span text:style-name="T22">do usuário.</text:span></text:p>
      <text:p text:style-name="P41"><text:span text:style-name="T9">Objetivo: alterar o </text:span><text:span text:style-name="T12">número da agência </text:span><text:span text:style-name="T9">da conta do usuário.</text:span></text:p>
      <text:p text:style-name="P4"/>
      <text:p text:style-name="P15">Pré-requisito:</text:p>
      <text:p text:style-name="P23">-Ter executado o teste CT001.</text:p>
      <text:p text:style-name="P2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4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3"/>
      <text:p text:style-name="P11">Passos:</text:p>
      <text:p text:style-name="P41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7">5º – Selecionar a opção “MEU PERFIL”.</text:p>
      <text:p text:style-name="P41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1"><text:span text:style-name="T5">7</text:span><text:span text:style-name="T9">º – </text:span><text:span text:style-name="T5">Selecionar a opção “</text:span><text:span text:style-name="T9">N</text:span><text:span text:style-name="T12">ÚMERO DA AGÊNCIA</text:span><text:span text:style-name="T5">”.</text:span></text:p>
      <text:p text:style-name="P130"><text:span text:style-name="T5">8</text:span><text:span text:style-name="T9">º – </text:span><text:span text:style-name="T4">Inserir </text:span><text:span text:style-name="T5">o </text:span><text:span text:style-name="T16">valor</text:span><text:span text:style-name="T4"> “</text:span><text:span text:style-name="T10">2</text:span><text:span text:style-name="T12">543-7</text:span><text:span text:style-name="T4">” no campo </text:span><text:span text:style-name="T5">de entrada denominado</text:span><text:span text:style-name="T4"> “N</text:span><text:span text:style-name="T9">ovo n</text:span><text:span text:style-name="T12">úmero de agência</text:span><text:span text:style-name="T4">: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9"><text:span text:style-name="T5">1</text:span><text:span text:style-name="T3">0º – Pressionar a tecla “x”.</text:span></text:p>
      <text:p text:style-name="P41"><text:span text:style-name="T9">11º – </text:span><text:span text:style-name="T6">Verificar se no campo </text:span><text:span text:style-name="T4">“N</text:span><text:span text:style-name="T12">úmero da agência</text:span><text:span text:style-name="T4">:” </text:span><text:span text:style-name="T6">se encontra o n</text:span><text:span text:style-name="T12">úmero</text:span><text:span text:style-name="T6"> “</text:span><text:span text:style-name="T10">2</text:span><text:span text:style-name="T12">543-7</text:span><text:span text:style-name="T6">”.</text:span></text:p>
      <text:p text:style-name="P65"/>
      <text:p text:style-name="P97">Resultado: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48" text:outline-level="1"><text:soft-page-break/>Teste 0<text:span text:style-name="T54">9</text:span> – CT00<text:span text:style-name="T54">9</text:span></text:h>
      <text:p text:style-name="P41"><text:span text:style-name="T22">Teste de alteração do </text:span><text:span text:style-name="T25">número da conta bancária</text:span><text:span text:style-name="T23"> </text:span><text:span text:style-name="T22">do usuário.</text:span></text:p>
      <text:p text:style-name="P41"><text:span text:style-name="T9">Objetivo: alterar o </text:span><text:span text:style-name="T10">n</text:span><text:span text:style-name="T12">úmero</text:span><text:span text:style-name="T9"> da conta </text:span><text:span text:style-name="T12">bancária</text:span><text:span text:style-name="T9"> do usuário.</text:span></text:p>
      <text:p text:style-name="P4"/>
      <text:p text:style-name="P15">Pré-requisito:</text:p>
      <text:p text:style-name="P23">-Ter executado o teste CT001.</text:p>
      <text:p text:style-name="P2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4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3"/>
      <text:p text:style-name="P11">Passos:</text:p>
      <text:p text:style-name="P41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7">5º – Selecionar a opção “MEU PERFIL”.</text:p>
      <text:p text:style-name="P41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1"><text:span text:style-name="T5">7</text:span><text:span text:style-name="T9">º – </text:span><text:span text:style-name="T5">Selecionar a opção “</text:span><text:span text:style-name="T9">N</text:span><text:span text:style-name="T12">ÚMERO DA CONTA BANCÁRIA</text:span><text:span text:style-name="T5">”.</text:span></text:p>
      <text:p text:style-name="P41"><text:span text:style-name="T5">8</text:span><text:span text:style-name="T9">º – </text:span><text:span text:style-name="T4">Inserir o v</text:span><text:span text:style-name="T12">alor</text:span><text:span text:style-name="T4"> “</text:span><text:span text:style-name="T10">2</text:span><text:span text:style-name="T12">31567-3</text:span><text:span text:style-name="T4">” no campo </text:span><text:span text:style-name="T5">de entrada denominado</text:span><text:span text:style-name="T4"> “N</text:span><text:span text:style-name="T9">ovo n</text:span><text:span text:style-name="T12">úmero da conta bancária</text:span><text:span text:style-name="T4">: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9"><text:span text:style-name="T5">1</text:span><text:span text:style-name="T3">0º – Pressionar a tecla “x”.</text:span></text:p>
      <text:p text:style-name="P41"><text:span text:style-name="T9">11º – </text:span><text:span text:style-name="T6">Verificar se no campo </text:span><text:span text:style-name="T4">“</text:span><text:span text:style-name="T12">Número da conta bancária</text:span><text:span text:style-name="T4">:” </text:span><text:span text:style-name="T6">se encontra o </text:span><text:span text:style-name="T17">número</text:span><text:span text:style-name="T6"> “</text:span><text:span text:style-name="T13">231567-3</text:span><text:span text:style-name="T6">”.</text:span></text:p>
      <text:p text:style-name="P65"/>
      <text:p text:style-name="P97">Resultado: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8"/>
      <text:p text:style-name="P98"/>
      <text:p text:style-name="P98"/>
      <text:h text:style-name="P48" text:outline-level="1"/>
      <text:p text:style-name="P43"/>
      <text:h text:style-name="P50" text:outline-level="1"><text:soft-page-break/><text:span text:style-name="T28">Teste </text:span><text:span text:style-name="T29">10</text:span><text:span text:style-name="T28"> – CT0</text:span><text:span text:style-name="T29">10</text:span></text:h>
      <text:p text:style-name="P41"><text:span text:style-name="T22">Teste de alteração de s</text:span><text:span text:style-name="T24">enha </text:span><text:span text:style-name="T22">do usuário.</text:span></text:p>
      <text:p text:style-name="P41"><text:span text:style-name="T9">Objetivo: alterar </text:span><text:span text:style-name="T11">a senha</text:span><text:span text:style-name="T9"> da conta do usuário.</text:span></text:p>
      <text:p text:style-name="P4"/>
      <text:p text:style-name="P15">Pré-requisito:</text:p>
      <text:p text:style-name="P23">-Ter executado o teste CT001.</text:p>
      <text:p text:style-name="P2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23"/>
      <text:p text:style-name="P11">Passos:</text:p>
      <text:p text:style-name="P41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7">5º – Selecionar a opção “MEU PERFIL”.</text:p>
      <text:p text:style-name="P41"><text:span text:style-name="T9">6º – </text:span><text:span text:style-name="T5">Selecionar a opção “A</text:span><text:span text:style-name="T9">LTER</text:span><text:span text:style-name="T10">AR</text:span><text:span text:style-name="T9"> DADOS</text:span><text:span text:style-name="T5">”.</text:span></text:p>
      <text:p text:style-name="P41"><text:span text:style-name="T5">7</text:span><text:span text:style-name="T9">º – </text:span><text:span text:style-name="T5">Selecionar a opção “</text:span><text:span text:style-name="T9">S</text:span><text:span text:style-name="T11">ENHA</text:span><text:span text:style-name="T5">”.</text:span></text:p>
      <text:p text:style-name="P130"><text:span text:style-name="T5">8</text:span><text:span text:style-name="T9">º – </text:span><text:span text:style-name="T4">Inserir </text:span><text:span text:style-name="T5">o </text:span><text:span text:style-name="T16">valor</text:span><text:span text:style-name="T4"> “</text:span><text:span text:style-name="T11">4321BC</text:span><text:span text:style-name="T4">” no campo </text:span><text:span text:style-name="T5">de entrada denominado</text:span><text:span text:style-name="T4"> “N</text:span><text:span text:style-name="T9">ova </text:span><text:span text:style-name="T11">senha</text:span><text:span text:style-name="T4">:”</text:span></text:p>
      <text:p text:style-name="P126"><text:span text:style-name="T4">9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39"><text:span text:style-name="T5">1</text:span><text:span text:style-name="T3">0º – Pressionar a tecla “x”.</text:span></text:p>
      <text:p text:style-name="P41"><text:span text:style-name="T9">11º – </text:span><text:span text:style-name="T6">Verificar se no campo </text:span><text:span text:style-name="T4">“S</text:span><text:span text:style-name="T11">enha</text:span><text:span text:style-name="T4">:” </text:span><text:span text:style-name="T6">se encontra a </text:span><text:span text:style-name="T11">senha</text:span><text:span text:style-name="T6"> “</text:span><text:span text:style-name="T11">4321BC</text:span><text:span text:style-name="T6">”.</text:span></text:p>
      <text:p text:style-name="P65"/>
      <text:p text:style-name="P97">Resultado: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51" text:outline-level="1"><text:soft-page-break/>Teste 11 – CT011</text:h>
      <text:p text:style-name="P110">Teste de cadastramento de carona.</text:p>
      <text:p text:style-name="P77">Objetivo: cadastrar uma carona no sistema a partir da conta de um usuário.</text:p>
      <text:p text:style-name="P77"/>
      <text:p text:style-name="P110">Pré-requisito:</text:p>
      <text:p text:style-name="P72">-Ter executado o teste CT001.</text:p>
      <text:p text:style-name="P72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2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65"/>
      <text:p text:style-name="P90">Passos:</text:p>
      <text:p text:style-name="P122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74"><text:span text:style-name="T33">4</text:span>º – <text:span text:style-name="T33">Inserir o valor “Y” no campo de entrada denominado “Digite Y para confirmar ou x para cancelar (Y/x):”.</text:span></text:p>
      <text:p text:style-name="P77">5º – Selecionar a opção <text:span text:style-name="T33">“M</text:span>INHAS CARONAS<text:span text:style-name="T33">”.</text:span></text:p>
      <text:p text:style-name="P77">6º – <text:span text:style-name="T33">Selecionar a opção “</text:span>CADASTRAR CARONA<text:span text:style-name="T33">”.</text:span></text:p>
      <text:p text:style-name="P77">7º – Inserir o valor “<text:span text:style-name="T56">1234</text:span>” no campo de entrada denominado “Código de carona:”.</text:p>
      <text:p text:style-name="P77">8º – Inserir o valor “GO” no campo de entrada denominado “Estado de origem:”.</text:p>
      <text:p text:style-name="P77">9º – Inserir o valor “Aguas lindas” no campo de entrada denominado “Cidade de origem:”.</text:p>
      <text:p text:style-name="P77">10º – Inserir o valor “DF” no campo de entrada denominado “Estado de destino:”.</text:p>
      <text:p text:style-name="P77">11º – Inserir o valor “Brasilia” no campo de entrada <text:s/>denominado “Cidade de destino:”.</text:p>
      <text:p text:style-name="P77">12º – Inserir o valor “12/03/2020” no campo de entrada denominado “Data de partida:”.</text:p>
      <text:p text:style-name="P77">13º – Inserir o valor “<text:span text:style-name="T56">2</text:span>” no campo de entrada denominado “Duração da partida:”.</text:p>
      <text:p text:style-name="P77">14º – Inserir o valor “3” no campo de entrada denominado “Vagas disponiveis:”.</text:p>
      <text:p text:style-name="P77">15º – Inserir o valor “<text:span text:style-name="T56">15,00</text:span>” no campo de entrada denominado “Preço:”.</text:p>
      <text:p text:style-name="P81">16º – <text:span text:style-name="T33">Inserir </text:span>o valor<text:span text:style-name="T33"> “Y” no campo de entrada denominado “Digite Y para confirmar ou x para cancelar (Y/x):”.</text:span></text:p>
      <text:p text:style-name="P58">1<text:span text:style-name="T56">7</text:span>º – Verificar se após a entrada de dados o sistema retorna uma mensagem de confirmação dizendo “C<text:span text:style-name="T56">arona</text:span> cadastrada com sucesso!”.</text:p>
      <text:p text:style-name="P58">1<text:span text:style-name="T56">8</text:span>º – Pressionar “x” <text:span text:style-name="T56">e</text:span> voltar a tela inicial.</text:p>
      <text:p text:style-name="P123"><text:span text:style-name="T5">1</text:span><text:span text:style-name="T14">9</text:span><text:span text:style-name="T6">º – Selecionar a opção “OUTROS SERVI</text:span><text:span text:style-name="T7">Ç</text:span><text:span text:style-name="T6">OS”.</text:span></text:p>
      <text:p text:style-name="P123"><text:span text:style-name="T14">20</text:span><text:span text:style-name="T6">º <text:s/>– Selecionar a opção “</text:span><text:span text:style-name="T14">LISTA DE CARONAS</text:span><text:span text:style-name="T6">”.</text:span></text:p>
      <text:p text:style-name="P66"><text:span text:style-name="T56">21</text:span>º – <text:span text:style-name="T56">Buscar pela carona de código 1234 na lista apresentada.</text:span></text:p>
      <text:p text:style-name="P81">22º – Voltar a tela inicial.</text:p>
      <text:p text:style-name="P77"/>
      <text:p text:style-name="P97">Resultado: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8"/>
      <text:p text:style-name="P28"/>
      <text:h text:style-name="P52" text:outline-level="1"><text:soft-page-break/>Teste 12 – CT012</text:h>
      <text:p text:style-name="P5">Teste de descadastramento de carona.</text:p>
      <text:p text:style-name="P84">Objetivo: descadastrar uma carona que o usuário tenha cadastrado desde que não tenha reservas associadas.</text:p>
      <text:p text:style-name="P84"/>
      <text:p text:style-name="P112">Pré-requisitos:</text:p>
      <text:p text:style-name="P73">-Ter executado o teste CT001.</text:p>
      <text:p text:style-name="P73">-Ter executado o teste CT0<text:span text:style-name="T57">1</text:span>1.</text:p>
      <text:p text:style-name="P7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3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84">-Não ter reservas na carona a ser cancelada.</text:p>
      <text:p text:style-name="P84"/>
      <text:p text:style-name="P91">Passos:</text:p>
      <text:p text:style-name="P124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74"><text:span text:style-name="T33">4</text:span>º – <text:span text:style-name="T33">Inserir o valor “Y” no campo de entrada denominado “Digite Y para confirmar ou x para cancelar (Y/x):”.</text:span></text:p>
      <text:p text:style-name="P78">5º – Selecionar a opção <text:span text:style-name="T33">“M</text:span>INHAS CARONAS<text:span text:style-name="T33">”.</text:span></text:p>
      <text:p text:style-name="P78">6º – <text:span text:style-name="T33">Selecionar a opção “DES</text:span>CADASTRAR CARONA<text:span text:style-name="T33">”.</text:span></text:p>
      <text:p text:style-name="P78">7º – Inserir o valor “<text:span text:style-name="T56">1234</text:span>” no campo de entrada denominado “Código de carona:”.</text:p>
      <text:p text:style-name="P82"><text:span text:style-name="T57">8</text:span>º – <text:span text:style-name="T33">Inserir </text:span>o valor<text:span text:style-name="T33"> “Y” no campo de entrada denominado “Digite Y para confirmar ou x para cancelar (Y/x):”.</text:span></text:p>
      <text:p text:style-name="P59"><text:span text:style-name="T57">9</text:span>º – Verificar se após a entrada de dados o sistema retorna uma mensagem de confirmação dizendo “C<text:span text:style-name="T56">arona</text:span> <text:span text:style-name="T57">excluída</text:span> com sucesso!”.</text:p>
      <text:p text:style-name="P59">1<text:span text:style-name="T57">0</text:span>º – Pressionar “x” <text:span text:style-name="T56">e</text:span> voltar a tela inicial.</text:p>
      <text:p text:style-name="P124"><text:span text:style-name="T5">1</text:span><text:span text:style-name="T15">1</text:span><text:span text:style-name="T6">º – Selecionar a opção “OUTROS SERVI</text:span><text:span text:style-name="T7">Ç</text:span><text:span text:style-name="T6">OS”.</text:span></text:p>
      <text:p text:style-name="P124"><text:span text:style-name="T15">12</text:span><text:span text:style-name="T6">º <text:s/>– Selecionar a opção “</text:span><text:span text:style-name="T14">LISTA DE CARONAS</text:span><text:span text:style-name="T6">”.</text:span></text:p>
      <text:p text:style-name="P67"><text:span text:style-name="T57">13</text:span>º – <text:span text:style-name="T57">Verificar se a carona de código 1234 não se encontra na lista apresentada.</text:span></text:p>
      <text:p text:style-name="P82"><text:span text:style-name="T57">14</text:span>º – Voltar a tela inicial.</text:p>
      <text:p text:style-name="P73"/>
      <text:p text:style-name="P97">Resultado:</text:p>
      <text:p text:style-name="P7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2" text:outline-level="1"><text:soft-page-break/>Teste 13 – CT013</text:h>
      <text:p text:style-name="P112">Teste de exclusão de conta.</text:p>
      <text:p text:style-name="P84">Objetivo: excluir a conta do usuário.</text:p>
      <text:p text:style-name="P28"/>
      <text:p text:style-name="P95">Pré-requisito:</text:p>
      <text:p text:style-name="P73">-Ter executado o teste CT001.</text:p>
      <text:p text:style-name="P73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3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73"/>
      <text:p text:style-name="P91">Passos:</text:p>
      <text:p text:style-name="P124"><text:span text:style-name="T4">1º – Selecionar a opção “E</text:span><text:span text:style-name="T7">NTRAR:</text:span><text:span text:style-name="T4">”.</text:span></text:p>
      <text:p text:style-name="P100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0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100"><text:span text:style-name="T37">4</text:span><text:span text:style-name="T36">º – </text:span><text:span text:style-name="T37">Inserir o </text:span><text:span text:style-name="T40">valor</text:span><text:span text:style-name="T37"> “</text:span><text:span text:style-name="T38">Y</text:span><text:span text:style-name="T37">” no campo de entrada denominado “Digite Y para confirmar ou x para cancelar (Y/x):”.</text:span></text:p>
      <text:p text:style-name="P59">5º – Selecionar a opção “MEU PERFIL”.</text:p>
      <text:p text:style-name="P124"><text:span text:style-name="T9">6º – </text:span><text:span text:style-name="T5">Selecionar a opção “</text:span><text:span text:style-name="T15">EXCLUIR CONTA</text:span><text:span text:style-name="T5">”.</text:span></text:p>
      <text:p text:style-name="P124"><text:span text:style-name="T5">7</text:span><text:span text:style-name="T9">º – </text:span><text:span text:style-name="T5">Selecionar a opção “</text:span><text:span text:style-name="T9">N</text:span><text:span text:style-name="T12">ÚMERO DA AGÊNCIA</text:span><text:span text:style-name="T5">”.</text:span></text:p>
      <text:p text:style-name="P126"><text:span text:style-name="T15">8</text:span><text:span text:style-name="T3">º – </text:span><text:span text:style-name="T5">Inserir o </text:span><text:span text:style-name="T16">valor</text:span><text:span text:style-name="T5"> “</text:span><text:span text:style-name="T8">Y</text:span><text:span text:style-name="T5">” no campo de entrada denominado “Digite Y para confirmar ou x para cancelar (Y/x):”.</text:span></text:p>
      <text:p text:style-name="P59"><text:span text:style-name="T57">9</text:span><text:span text:style-name="T5">º – Verificar se após a entrada de dados o sistema retorna uma mensagem de confirmação dizendo “C</text:span><text:span text:style-name="T57">onta</text:span><text:span text:style-name="T5"> </text:span><text:span text:style-name="T57">excluída</text:span><text:span text:style-name="T5"> com sucesso!”.</text:span></text:p>
      <text:p text:style-name="P124"><text:span text:style-name="T5">1</text:span><text:span text:style-name="T9">0º – Pressionar a tecla “x” </text:span><text:span text:style-name="T16">e voltar a tela inicial.</text:span></text:p>
      <text:p text:style-name="P67"/>
      <text:p text:style-name="P97">Resultado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3" text:outline-level="1"><text:soft-page-break/>Teste 14 – CT014</text:h>
      <text:p text:style-name="P113">Teste de reserva de carona.</text:p>
      <text:p text:style-name="P118">Objetivo realizar uma reserva em uma carona existente.</text:p>
      <text:p text:style-name="P118"/>
      <text:p text:style-name="P96">Pré-requisito:</text:p>
      <text:p text:style-name="P119"><text:span text:style-name="T19">-Ter executado o teste CT001.</text:span></text:p>
      <text:p text:style-name="P119"><text:span text:style-name="T19">-Ter executado o teste CT0</text:span><text:span text:style-name="T30">1</text:span><text:span text:style-name="T19">1.</text:span></text:p>
      <text:p text:style-name="P75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5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28"/>
      <text:p text:style-name="P92">Passos:</text:p>
      <text:p text:style-name="P131"><text:span text:style-name="T4">1º – Selecionar a opção “E</text:span><text:span text:style-name="T7">NTRAR:</text:span><text:span text:style-name="T4">”.</text:span></text:p>
      <text:p text:style-name="P101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1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75"><text:span text:style-name="T33">4</text:span>º – <text:span text:style-name="T33">Inserir o valor “Y” no campo de entrada denominado “Digite Y para confirmar ou x para cancelar (Y/x):”.</text:span></text:p>
      <text:p text:style-name="P79">5º – Selecionar a opção <text:span text:style-name="T33">“M</text:span>INHAS <text:span text:style-name="T59">RESERVAS”.</text:span></text:p>
      <text:p text:style-name="P79">6º – <text:span text:style-name="T33">Selecionar a opção “RESERVAR CARONA”.</text:span></text:p>
      <text:p text:style-name="P79"><text:span text:style-name="T59">7</text:span>º – Inserir o valor “<text:span text:style-name="T59">1234</text:span>” no campo de entrada denominado “<text:span text:style-name="T59">Código da carona</text:span>:”.</text:p>
      <text:p text:style-name="P79"><text:span text:style-name="T59">8</text:span>º – Inserir o valor “<text:span text:style-name="T59">D</text:span>” no campo de entrada denominado “<text:span text:style-name="T59">Preferência de assento</text:span>:”.</text:p>
      <text:p text:style-name="P79"><text:span text:style-name="T59">9</text:span>º – Inserir o valor “<text:span text:style-name="T59">1</text:span>” no campo de entrada denominado “<text:span text:style-name="T59">Número de bagagens</text:span>:”.</text:p>
      <text:p text:style-name="P75"><text:span text:style-name="T33">4</text:span>º – <text:span text:style-name="T33">Inserir o valor “Y” no campo de entrada denominado “Digite Y para confirmar ou x para cancelar (Y/x):”.</text:span></text:p>
      <text:p text:style-name="P107"><text:span text:style-name="T59">5</text:span>º – Verificar se no campo “<text:span text:style-name="T42">Código da carona</text:span><text:span text:style-name="T41">:</text:span>” se encontra o <text:span text:style-name="T59">código</text:span> “<text:span text:style-name="T59">1234</text:span>”.</text:p>
      <text:p text:style-name="P107"><text:span text:style-name="T59">6</text:span>º – Verificar se no campo “<text:span text:style-name="T42">Preferência de assento</text:span><text:span text:style-name="T41">:</text:span>” se encontra <text:span text:style-name="T59">a letra</text:span> “<text:span text:style-name="T59">D</text:span>”.</text:p>
      <text:p text:style-name="P69"><text:span text:style-name="T59">7</text:span>º – Verificar se no campo “<text:span text:style-name="T59">Número de bagagens:</text:span>” se encontra o <text:span text:style-name="T59">número</text:span> “<text:span text:style-name="T59">1</text:span>”.</text:p>
      <text:p text:style-name="P86">8º – Voltar a tela incial.</text:p>
      <text:p text:style-name="P79"/>
      <text:p text:style-name="P97">Resultado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4" text:outline-level="1"><text:soft-page-break/>Teste 15 – CT015</text:h>
      <text:p text:style-name="P114">Teste de cancelamento de reserva.</text:p>
      <text:p text:style-name="P86">Objetivo: cancelar uma reserva a qual esteja cadastrado.</text:p>
      <text:p text:style-name="P86"/>
      <text:p text:style-name="P96">Pré-requisito:</text:p>
      <text:p text:style-name="P119"><text:span text:style-name="T19">-Ter executado o teste CT001.</text:span></text:p>
      <text:p text:style-name="P119"><text:span text:style-name="T19">-Ter executado o teste CT0</text:span><text:span text:style-name="T30">1</text:span><text:span text:style-name="T19">1.</text:span></text:p>
      <text:p text:style-name="P75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5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105"/>
      <text:p text:style-name="P92">Passos:</text:p>
      <text:p text:style-name="P131"><text:span text:style-name="T4">1º – Selecionar a opção “E</text:span><text:span text:style-name="T7">NTRAR:</text:span><text:span text:style-name="T4">”.</text:span></text:p>
      <text:p text:style-name="P101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1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75"><text:span text:style-name="T33">4</text:span>º – <text:span text:style-name="T33">Inserir o valor “Y” no campo de entrada denominado “Digite Y para confirmar ou x para cancelar (Y/x):”.</text:span></text:p>
      <text:p text:style-name="P79">5º – Selecionar a opção <text:span text:style-name="T33">“M</text:span>INHAS <text:span text:style-name="T59">RESERVAS”.</text:span></text:p>
      <text:p text:style-name="P79">6º – <text:span text:style-name="T33">Selecionar a opção “CANCELAR RESERVAR”.</text:span></text:p>
      <text:p text:style-name="P86">7º<text:span text:style-name="T19"> – </text:span><text:span text:style-name="T31">Inserir o valor “Y” no campo de entrada denominado “Digite Y para confirmar ou x para cancelar (Y/x):”.</text:span></text:p>
      <text:p text:style-name="P61"><text:span text:style-name="T59">8</text:span>º – Verificar se após a entrada de dados o sistema retorna uma mensagem de confirmação dizendo “<text:span text:style-name="T59">Reserva</text:span> <text:span text:style-name="T57">excluída</text:span> com sucesso!”.</text:p>
      <text:p text:style-name="P86"><text:span text:style-name="T2">9</text:span><text:span text:style-name="T28">º – Pressionar a tecla “x”</text:span><text:span text:style-name="T32">.</text:span></text:p>
      <text:p text:style-name="P107"><text:span text:style-name="T59">10</text:span>º – Verificar se o campo “<text:span text:style-name="T42">Código da carona</text:span><text:span text:style-name="T41">:</text:span>” se encontra <text:span text:style-name="T60">em branco</text:span>.</text:p>
      <text:p text:style-name="P107"><text:span text:style-name="T59">11</text:span>º – Verificar se o campo “<text:span text:style-name="T42">Preferência de assento</text:span><text:span text:style-name="T41">:</text:span>” se encontra <text:span text:style-name="T60">em branco</text:span>.</text:p>
      <text:p text:style-name="P69"><text:span text:style-name="T59">12</text:span><text:span text:style-name="T32">º – Verificar se o campo “</text:span><text:span text:style-name="T59">Número de bagagens:</text:span><text:span text:style-name="T32">” se encontra </text:span><text:span text:style-name="T60">em branco</text:span><text:span text:style-name="T32">.</text:span></text:p>
      <text:p text:style-name="P87"><text:span text:style-name="T60">13</text:span><text:span text:style-name="T31">º – Voltar a tela incial.</text:span></text:p>
      <text:p text:style-name="P86"/>
      <text:p text:style-name="P97">Resultado: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55" text:outline-level="1"><text:soft-page-break/><text:span text:style-name="T55">Teste 16 – CT016</text:span></text:h>
      <text:p text:style-name="P115">Teste de visualização de reservas.</text:p>
      <text:p text:style-name="P88">Objetivo: visualizar reservar associadas a uma carona cadastradas pelo usuário.</text:p>
      <text:p text:style-name="P88"/>
      <text:p text:style-name="P111">Pré-requisito:</text:p>
      <text:p text:style-name="P76">-Ter executado o teste CT001.</text:p>
      <text:p text:style-name="P76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6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70"/>
      <text:p text:style-name="P93">Passos:</text:p>
      <text:p text:style-name="P132"><text:span text:style-name="T4">1º – Selecionar a opção “E</text:span><text:span text:style-name="T7">NTRAR:</text:span><text:span text:style-name="T4">”.</text:span></text:p>
      <text:p text:style-name="P102">2º – <text:span text:style-name="T37">Inserir o </text:span><text:span text:style-name="T40">valor</text:span><text:span text:style-name="T37"> “</text:span><text:a xlink:type="simple" xlink:href="mailto:jojo@gmail.com" text:style-name="Internet_20_link" text:visited-style-name="Visited_20_Internet_20_Link"><text:span text:style-name="T37">jojo@gmail.com</text:span></text:a><text:span text:style-name="T37">”/</text:span><text:span text:style-name="T39">“</text:span><text:a xlink:type="simple" xlink:href="mailto:jaja@gmail.com" text:style-name="Internet_20_link" text:visited-style-name="Visited_20_Internet_20_Link"><text:span text:style-name="T39">jaja@gmail.com</text:span></text:a><text:span text:style-name="T39">”</text:span><text:span text:style-name="T37"> no campo de entrada denominado “Email:”.</text:span></text:p>
      <text:p text:style-name="P102"><text:span text:style-name="T37">3</text:span><text:span text:style-name="T36">º – </text:span><text:span text:style-name="T37">Inserir o </text:span><text:span text:style-name="T40">valor</text:span><text:span text:style-name="T37"> “1234AS”/</text:span><text:span text:style-name="T39">“</text:span><text:a xlink:type="simple" xlink:href="mailto:jaja@gmail.com" text:style-name="Internet_20_link" text:visited-style-name="Visited_20_Internet_20_Link"><text:span text:style-name="T50">4</text:span></text:a><text:span text:style-name="T51">321BC</text:span><text:span text:style-name="T39">”</text:span><text:span text:style-name="T37"> no campo de entrada denominado “Senha:”.</text:span></text:p>
      <text:p text:style-name="P76"><text:span text:style-name="T33">4</text:span>º – <text:span text:style-name="T33">Inserir o valor “Y” no campo de entrada denominado “Digite Y para confirmar ou x para cancelar (Y/x):”.</text:span></text:p>
      <text:p text:style-name="P80">5º – Selecionar a opção <text:span text:style-name="T33">“M</text:span>INHAS CARONAS<text:span text:style-name="T33">”.</text:span></text:p>
      <text:p text:style-name="P80">6º – <text:span text:style-name="T33">Selecionar a opção “LISTA DE RESERVAS”.</text:span></text:p>
      <text:p text:style-name="P80">7º – Inserir o valor “<text:span text:style-name="T56">1234</text:span>” no campo de entrada denominado “Código de carona:”.</text:p>
      <text:p text:style-name="P83"><text:span text:style-name="T60">8</text:span>º – <text:span text:style-name="T33">Inserir </text:span>o valor<text:span text:style-name="T33"> “Y” no campo de entrada denominado “Digite Y para confirmar ou x para cancelar (Y/x):”.</text:span></text:p>
      <text:p text:style-name="P62"><text:span text:style-name="T60">9</text:span>º – Verificar se após a entrada de dados o sistema retorna uma <text:span text:style-name="T60">lista</text:span> <text:span text:style-name="T60">contendo os dados das reservas associadas</text:span>.</text:p>
      <text:p text:style-name="P108"><text:span text:style-name="T36">1</text:span><text:span text:style-name="T45">0</text:span><text:span text:style-name="T36">º – Pressionar “x” </text:span><text:span text:style-name="T43">e</text:span><text:span text:style-name="T36"> voltar a tela inicial.</text:span></text:p>
      <text:p text:style-name="P28"/>
      <text:p text:style-name="P97">Resultado:</text:p>
      <text:p text:style-name="P9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P55" text:outline-level="1"><text:soft-page-break/><text:span text:style-name="T55">Teste 17 – CT017</text:span></text:h>
      <text:p text:style-name="P115">Teste de visualização de lista de caronas.</text:p>
      <text:p text:style-name="P88">Objetivo: visualizar lista de caronas cadastradas por usuários.</text:p>
      <text:p text:style-name="P88"/>
      <text:p text:style-name="P111">Pré-requisito:</text:p>
      <text:p text:style-name="P76">-Ter executado o teste CT001.</text:p>
      <text:p text:style-name="P76">-<text:span text:style-name="T46">Caso executado o teste CT004 anteriormente, trocar o e-mail “</text:span><text:a xlink:type="simple" xlink:href="mailto:jojo@gmail.com" text:style-name="Internet_20_link" text:visited-style-name="Visited_20_Internet_20_Link"><text:span text:style-name="T46">jojo@gmail.com</text:span></text:a><text:span text:style-name="T46">” por “</text:span><text:a xlink:type="simple" xlink:href="mailto:jaja@gmail.com" text:style-name="Internet_20_link" text:visited-style-name="Visited_20_Internet_20_Link"><text:span text:style-name="T46">jaja@gmail.com</text:span></text:a><text:span text:style-name="T46">”.</text:span></text:p>
      <text:p text:style-name="P76">-<text:span text:style-name="T46">Caso executado o teste CT010 anteriormente, trocar a senha “</text:span><text:a xlink:type="simple" xlink:href="mailto:jojo@gmail.com" text:style-name="Internet_20_link" text:visited-style-name="Visited_20_Internet_20_Link"><text:span text:style-name="T52">1</text:span></text:a><text:span text:style-name="T53">234AS</text:span><text:span text:style-name="T46">” por “</text:span><text:a xlink:type="simple" xlink:href="mailto:jaja@gmail.com" text:style-name="Internet_20_link" text:visited-style-name="Visited_20_Internet_20_Link"><text:span text:style-name="T52">4</text:span></text:a><text:span text:style-name="T53">321BC</text:span><text:span text:style-name="T46">”.</text:span></text:p>
      <text:p text:style-name="P70"/>
      <text:p text:style-name="P93">Passos:</text:p>
      <text:p text:style-name="P132"><text:span text:style-name="T4">1º – Selecionar a opção “</text:span><text:span text:style-name="T18">OUTROS SERVIÇOS</text:span><text:span text:style-name="T7">:</text:span><text:span text:style-name="T4">”.</text:span></text:p>
      <text:p text:style-name="P102">2º <text:span text:style-name="T44">– Selecionar a opção “</text:span><text:span text:style-name="T45">LISTA DE CARONAS</text:span><text:span text:style-name="T36">:</text:span><text:span text:style-name="T44">”.</text:span></text:p>
      <text:p text:style-name="P102"><text:span text:style-name="T37">3</text:span><text:span text:style-name="T36">º </text:span><text:span text:style-name="T37">– Verificar se após a entrada de dados o sistema retorna uma </text:span><text:span text:style-name="T45">lista</text:span><text:span text:style-name="T37"> </text:span><text:span text:style-name="T45">contendo os dados das caronas cadastradas</text:span><text:span text:style-name="T37">.</text:span></text:p>
      <text:p text:style-name="P62">1<text:span text:style-name="T56">8</text:span>º – Pressionar “x” <text:span text:style-name="T56">e</text:span> voltar a tela inicial.</text:p>
      <text:p text:style-name="P62"/>
      <text:p text:style-name="P97">Resulta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29:55.028000000</meta:creation-date>
    <dc:date>2019-10-21T12:55:49.737000000</dc:date>
    <meta:editing-duration>PT17M26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17" meta:paragraph-count="361" meta:word-count="3075" meta:character-count="19998" meta:non-whitespace-character-count="17057"/>
  </office:meta>
</office:document-meta>
</file>